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ThisWorkbook.xml" manifest:media-type="text/xml"/>
  <manifest:file-entry manifest:full-path="Basic/VBAProject/shtBinLookup.xml" manifest:media-type="text/xml"/>
  <manifest:file-entry manifest:full-path="Basic/VBAProject/basClearPickList.xml" manifest:media-type="text/xml"/>
  <manifest:file-entry manifest:full-path="Basic/VBAProject/shtInventoryList.xml" manifest:media-type="text/xml"/>
  <manifest:file-entry manifest:full-path="Basic/VBAProject/script-lb.xml" manifest:media-type="text/xml"/>
  <manifest:file-entry manifest:full-path="Basic/VBAProject/shtPickList.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ranklin Gothic Medium" svg:font-family="'Franklin Gothic Medium'" style:font-family-generic="swiss"/>
    <style:font-face style:name="Franklin Gothic Medium1" svg:font-family="'Franklin Gothic Medium'"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43cm"/>
    </style:style>
    <style:style style:name="co2" style:family="table-column">
      <style:table-column-properties fo:break-before="auto" style:column-width="4.738cm"/>
    </style:style>
    <style:style style:name="co3" style:family="table-column">
      <style:table-column-properties fo:break-before="auto" style:column-width="6.257cm"/>
    </style:style>
    <style:style style:name="co4" style:family="table-column">
      <style:table-column-properties fo:break-before="auto" style:column-width="5.218cm"/>
    </style:style>
    <style:style style:name="co5" style:family="table-column">
      <style:table-column-properties fo:break-before="auto" style:column-width="7.041cm"/>
    </style:style>
    <style:style style:name="co6" style:family="table-column">
      <style:table-column-properties fo:break-before="auto" style:column-width="6.865cm"/>
    </style:style>
    <style:style style:name="co7" style:family="table-column">
      <style:table-column-properties fo:break-before="auto" style:column-width="2.154cm"/>
    </style:style>
    <style:style style:name="co8" style:family="table-column">
      <style:table-column-properties fo:break-before="auto" style:column-width="5.293cm"/>
    </style:style>
    <style:style style:name="co9" style:family="table-column">
      <style:table-column-properties fo:break-before="auto" style:column-width="2.709cm"/>
    </style:style>
    <style:style style:name="co10" style:family="table-column">
      <style:table-column-properties fo:break-before="auto" style:column-width="4.711cm"/>
    </style:style>
    <style:style style:name="co11" style:family="table-column">
      <style:table-column-properties fo:break-before="auto" style:column-width="3.445cm"/>
    </style:style>
    <style:style style:name="co12" style:family="table-column">
      <style:table-column-properties fo:break-before="auto" style:column-width="3.672cm"/>
    </style:style>
    <style:style style:name="co13" style:family="table-column">
      <style:table-column-properties fo:break-before="auto" style:column-width="2.609cm"/>
    </style:style>
    <style:style style:name="co14" style:family="table-column">
      <style:table-column-properties fo:break-before="auto" style:column-width="2.027cm"/>
    </style:style>
    <style:style style:name="co15" style:family="table-column">
      <style:table-column-properties fo:break-before="auto" style:column-width="6.99cm"/>
    </style:style>
    <style:style style:name="co16" style:family="table-column">
      <style:table-column-properties fo:break-before="auto" style:column-width="4.965cm"/>
    </style:style>
    <style:style style:name="co17" style:family="table-column">
      <style:table-column-properties fo:break-before="auto" style:column-width="4.584cm"/>
    </style:style>
    <style:style style:name="co18" style:family="table-column">
      <style:table-column-properties fo:break-before="auto" style:column-width="4.078cm"/>
    </style:style>
    <style:style style:name="co19" style:family="table-column">
      <style:table-column-properties fo:break-before="auto" style:column-width="5.801cm"/>
    </style:style>
    <style:style style:name="co20" style:family="table-column">
      <style:table-column-properties fo:break-before="auto" style:column-width="3.293cm"/>
    </style:style>
    <style:style style:name="co21" style:family="table-column">
      <style:table-column-properties fo:break-before="auto" style:column-width="4.357cm"/>
    </style:style>
    <style:style style:name="co22" style:family="table-column">
      <style:table-column-properties fo:break-before="auto" style:column-width="5.166cm"/>
    </style:style>
    <style:style style:name="co23" style:family="table-column">
      <style:table-column-properties fo:break-before="auto" style:column-width="6.89cm"/>
    </style:style>
    <style:style style:name="co24" style:family="table-column">
      <style:table-column-properties fo:break-before="auto" style:column-width="4.433cm"/>
    </style:style>
    <style:style style:name="co25" style:family="table-column">
      <style:table-column-properties fo:break-before="auto" style:column-width="4.205cm"/>
    </style:style>
    <style:style style:name="ro1" style:family="table-row">
      <style:table-row-properties style:row-height="1.905cm" fo:break-before="auto" style:use-optimal-row-height="false"/>
    </style:style>
    <style:style style:name="ro2" style:family="table-row">
      <style:table-row-properties style:row-height="0.88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0.603cm" fo:break-before="auto" style:use-optimal-row-height="false"/>
    </style:style>
    <style:style style:name="ta1" style:family="table" style:master-page-name="PageStyle_5f_Lista_20_de_20_inventario">
      <style:table-properties table:display="true" style:writing-mode="lr-tb" table:tab-color="#6db068"/>
    </style:style>
    <style:style style:name="ta2" style:family="table" style:master-page-name="PageStyle_5f_Lista_20_De_20_Selección_20_De_20_Invent...">
      <style:table-properties table:display="true" style:writing-mode="lr-tb" table:tab-color="#a7d0a4"/>
    </style:style>
    <style:style style:name="ta3" style:family="table" style:master-page-name="PageStyle_5f_Búsqueda_20_de_20_contenedores">
      <style:table-properties table:display="true" style:writing-mode="lr-tb" table:tab-color="#335c30"/>
    </style:style>
    <number:date-style style:name="N37" number:automatic-order="true">
      <number:day number:style="long"/>
      <number:text>/</number:text>
      <number:month number:style="long"/>
      <number:text>/</number:text>
      <number:year/>
    </number:date-style>
    <style:style style:name="ce1" style:family="table-cell" style:parent-style-name="Excel_20_Built-in_20_Title"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Número_20_total" style:data-style-name="N131">
      <style:table-cell-properties style:cell-protect="protected" style:print-content="true" style:diagonal-bl-tr="none" style:diagonal-tl-br="none" fo:background-color="transparent" fo:border="none" style:rotation-align="none"/>
    </style:style>
    <style:style style:name="ce4" style:family="table-cell" style:parent-style-name="Excel_20_Built-in_20_Heading_20_1" style:data-style-name="N0">
      <style:table-cell-properties style:cell-protect="protected" style:print-content="true" style:rotation-align="none"/>
    </style:style>
    <style:style style:name="ce5" style:family="table-cell" style:parent-style-name="Detalles_20_de_20_la_20_tabla_20_alineados_20_a_20_la_20_izquierda">
      <style:table-cell-properties style:rotation-align="none"/>
      <style:map style:condition="is-true-formula([.$K5]=1)" style:apply-style-name="ConditionalStyle_5f_13" style:base-cell-address="'Lista de inventario'.B5"/>
      <style:map style:condition="is-true-formula(&quot;If(blnBinNo=&quot;True&quot;)&quot;)" style:apply-style-name="ConditionalStyle_5f_14" style:base-cell-address="'Lista de inventario'.B5"/>
    </style:style>
    <style:style style:name="ce6" style:family="table-cell" style:parent-style-name="Número_20_total" style:data-style-name="N0">
      <style:table-cell-properties style:cell-protect="protected" style:print-content="true" style:diagonal-bl-tr="none" style:diagonal-tl-br="none" fo:background-color="transparent" fo:border="none" style:rotation-align="none"/>
    </style:style>
    <style:style style:name="ce7" style:family="table-cell" style:parent-style-name="Detalles_20_de_20_la_20_tabla_20_alineados_20_a_20_la_20_izquierda">
      <style:table-cell-properties style:rotation-align="none"/>
      <style:map style:condition="is-true-formula([.$K5]=1)" style:apply-style-name="ConditionalStyle_5f_13" style:base-cell-address="'Lista de inventario'.B5"/>
      <style:map style:condition="is-true-formula(&quot;If(blnBinNo=&quot;True&quot;)&quot;)" style:apply-style-name="ConditionalStyle_5f_14" style:base-cell-address="'Lista de inventario'.B5"/>
    </style:style>
    <style:style style:name="ce8" style:family="table-cell" style:parent-style-name="Excel_20_Built-in_20_Title"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ce9" style:family="table-cell" style:parent-style-name="Ocultar_20_el_20_texto_20_del_20_vínculo_20_de_20_navegación" style:data-style-name="N0">
      <style:table-cell-properties style:diagonal-bl-tr="none" style:diagonal-tl-br="none" fo:background-color="transparent" fo:border="none" style:rotation-align="none"/>
    </style:style>
    <style:style style:name="ce10" style:family="table-cell" style:parent-style-name="Detalles_20_de_20_la_20_tabla_20_centrados">
      <style:table-cell-properties style:rotation-align="none"/>
      <style:map style:condition="is-true-formula([.$K5]=1)" style:apply-style-name="ConditionalStyle_5f_13" style:base-cell-address="'Lista de inventario'.B5"/>
      <style:map style:condition="is-true-formula(&quot;If(blnBinNo=&quot;True&quot;)&quot;)" style:apply-style-name="ConditionalStyle_5f_14" style:base-cell-address="'Lista de inventario'.B5"/>
    </style:style>
    <style:style style:name="ce11" style:family="table-cell" style:parent-style-name="Detalles_20_de_20_la_20_tabla_20_alineados_20_a_20_la_20_derecha">
      <style:table-cell-properties style:rotation-align="none"/>
      <style:map style:condition="is-true-formula([.$K5]=1)" style:apply-style-name="ConditionalStyle_5f_13" style:base-cell-address="'Lista de inventario'.B5"/>
      <style:map style:condition="is-true-formula(&quot;If(blnBinNo=&quot;True&quot;)&quot;)" style:apply-style-name="ConditionalStyle_5f_14" style:base-cell-address="'Lista de inventario'.B5"/>
    </style:style>
    <style:style style:name="ce12" style:family="table-cell" style:parent-style-name="Detalles_20_de_20_la_20_tabla_20_alineados_20_a_20_la_20_derecha">
      <style:table-cell-properties style:rotation-align="none"/>
      <style:map style:condition="is-true-formula([.$K5]=1)" style:apply-style-name="ConditionalStyle_5f_13" style:base-cell-address="'Lista de inventario'.B5"/>
      <style:map style:condition="is-true-formula(&quot;If(blnBinNo=&quot;True&quot;)&quot;)" style:apply-style-name="ConditionalStyle_5f_14" style:base-cell-address="'Lista de inventario'.B5"/>
    </style:style>
    <style:style style:name="ce13" style:family="table-cell" style:parent-style-name="Columna_20_de_20_marcas">
      <style:table-cell-properties style:rotation-align="none"/>
      <style:map style:condition="is-true-formula([.$K5]=1)" style:apply-style-name="ConditionalStyle_5f_13" style:base-cell-address="'Lista de inventario'.B5"/>
      <style:map style:condition="is-true-formula(&quot;If(blnBinNo=&quot;True&quot;)&quot;)" style:apply-style-name="ConditionalStyle_5f_14" style:base-cell-address="'Lista de inventario'.B5"/>
    </style:style>
    <style:style style:name="ce14" style:family="table-cell" style:parent-style-name="Default" style:data-style-name="N37">
      <style:table-cell-properties style:rotation-align="none"/>
    </style:style>
    <style:style style:name="ce15" style:family="table-cell" style:parent-style-name="Detalles_20_de_20_la_20_tabla_20_alineados_20_a_20_la_20_izquierda">
      <style:table-cell-properties style:rotation-align="none"/>
    </style:style>
    <style:style style:name="ce16" style:family="table-cell" style:parent-style-name="Detalles_20_de_20_la_20_tabla_20_centrados">
      <style:table-cell-properties style:rotation-align="none"/>
    </style:style>
    <style:style style:name="ce17" style:family="table-cell" style:parent-style-name="Detalles_20_de_20_la_20_tabla_20_centrados">
      <style:table-cell-properties style:rotation-align="none"/>
      <style:map style:condition="is-true-formula([.D5]&gt;[.E5])" style:apply-style-name="ConditionalStyle_5f_6" style:base-cell-address="'Lista De Selección De Invent...'.E5"/>
    </style:style>
    <style:style style:name="ce18" style:family="table-cell" style:parent-style-name="Default">
      <style:table-cell-properties style:rotation-align="none"/>
      <style:text-properties fo:color="#000000" style:text-outline="false" style:text-line-through-style="none" style:text-line-through-type="none" style:font-name="Franklin Gothic Medium"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13cm" style:writing-mode="page"/>
    </style:style>
    <style:style style:name="ce20" style:family="table-cell" style:parent-style-name="Detalles_20_de_20_la_20_tabla_20_alineados_20_a_20_la_20_izquierda">
      <style:table-cell-properties style:rotation-align="none"/>
      <style:text-properties fo:color="#262626" style:text-outline="false" style:text-line-through-style="none" style:text-line-through-type="none" style:font-name="Franklin Gothic Medium"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gr1" style:family="graphic">
      <style:graphic-properties draw:stroke="none" svg:stroke-width="0cm" draw:fill="solid" draw:fill-color="#335c3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fo:text-align="center"/>
      <style:text-properties fo:font-size="18pt"/>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335c30"/>
      <style:paragraph-properties fo:text-align="center"/>
      <style:text-properties fo:font-size="18pt"/>
    </style:style>
    <style:style style:name="T1" style:family="text">
      <style:text-properties fo:font-variant="normal" fo:text-transform="none" fo:color="#ffffff" loext:opacity="100%" style:text-line-through-style="none" style:text-line-through-type="none" style:text-position="0% 100%" style:font-name="Franklin Gothic Medium1" fo:font-size="11pt" fo:letter-spacing="normal" fo:language="es"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Franklin Gothic Medium1" fo:font-size="10pt" fo:letter-spacing="normal" fo:language="es" fo:country="none" fo:font-style="normal" style:text-underline-style="none" fo:font-weight="normal" fo:background-color="transparent"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Búsqueda de contenedores'.A1">
          <table:help-message table:display="true">
            <text:p>Esta hoja de cálculo muestra los elementos listos para reordenar marcados automáticamente en la columna K. Hay 2 vínculos de navegación en las celdas E2 &amp; F2 para la lista de selección de inventario y las hojas de cálculo de búsqueda de contenedores</text:p>
          </table:help-message>
          <table:error-message table:message-type="stop" table:display="true"/>
        </table:content-validation>
        <table:content-validation table:name="val2" table:base-cell-address="'Búsqueda de contenedores'.B2">
          <table:help-message table:display="true">
            <text:p>El valor de inventario total se actualiza automáticamente a continuación</text:p>
          </table:help-message>
          <table:error-message table:message-type="stop" table:display="true"/>
        </table:content-validation>
        <table:content-validation table:name="val3" table:base-cell-address="'Búsqueda de contenedores'.B3">
          <table:help-message table:display="true">
            <text:p>Valor total del inventario calculado automáticamente</text:p>
          </table:help-message>
          <table:error-message table:message-type="stop" table:display="true"/>
        </table:content-validation>
        <table:content-validation table:name="val4" table:base-cell-address="'Búsqueda de contenedores'.B4">
          <table:help-message table:display="true">
            <text:p>Especifique en esta columna la SKU.</text:p>
          </table:help-message>
          <table:error-message table:message-type="stop" table:display="true"/>
        </table:content-validation>
        <table:content-validation table:name="val5" table:base-cell-address="'Búsqueda de contenedores'.C2">
          <table:help-message table:display="true">
            <text:p>El total de elementos de inventario se actualiza automáticamente a continuación</text:p>
          </table:help-message>
          <table:error-message table:message-type="stop" table:display="true"/>
        </table:content-validation>
        <table:content-validation table:name="val6" table:base-cell-address="'Búsqueda de contenedores'.C3">
          <table:help-message table:display="true">
            <text:p>Número de artículos del inventario calculado automáticamente en función de su descripción</text:p>
          </table:help-message>
          <table:error-message table:message-type="stop" table:display="true"/>
        </table:content-validation>
        <table:content-validation table:name="val7" table:base-cell-address="'Búsqueda de contenedores'.C4">
          <table:help-message table:display="true">
            <text:p>Especifique en esta columna una descripción del artículo.</text:p>
          </table:help-message>
          <table:error-message table:message-type="stop" table:display="true"/>
        </table:content-validation>
        <table:content-validation table:name="val8" table:base-cell-address="'Búsqueda de contenedores'.D2">
          <table:help-message table:display="true">
            <text:p>El recuento total de contenedores se actualiza automáticamente a continuación</text:p>
          </table:help-message>
          <table:error-message table:message-type="stop" table:display="true"/>
        </table:content-validation>
        <table:content-validation table:name="val9" table:base-cell-address="'Búsqueda de contenedores'.D3">
          <table:help-message table:display="true">
            <text:p>Número de contenedores calculado automáticamente</text:p>
          </table:help-message>
          <table:error-message table:message-type="stop" table:display="true"/>
        </table:content-validation>
        <table:content-validation table:name="val10" table:base-cell-address="'Búsqueda de contenedores'.D4">
          <table:help-message table:display="true">
            <text:p>Seleccione el número de contenedor de la lista desplegable. Presione ALT + FLECHA ABAJO para abrir la lista desplegable y luego presione ENTER para elegir uno de los elementos</text:p>
          </table:help-message>
          <table:error-message table:message-type="stop" table:display="true"/>
        </table:content-validation>
        <table:content-validation table:name="val11" table:condition="of:cell-content-is-in-list(NúmeroDeContenedor)" table:allow-empty-cell="true" table:display-list="unsorted" table:base-cell-address="'Búsqueda de contenedores'.D5">
          <table:help-message table:display="true"/>
          <table:error-message table:message-type="warning" table:display="true">
            <text:p>Este # Bin no en lista. Seleccione Sí para retener entrada, Cancelar para agregar a tabla en hoja de trabajo de búsqueda de bin, que agregará # Bin a lista desplegable, o No, luego ALT + FLECHA ABAJO para seleccionar de lista</text:p>
          </table:error-message>
        </table:content-validation>
        <table:content-validation table:name="val12" table:base-cell-address="'Búsqueda de contenedores'.E2">
          <table:help-message table:display="true">
            <text:p>Vínculo de navegación a la hoja de cálculo de la lista de selección de inventario.</text:p>
          </table:help-message>
          <table:error-message table:message-type="stop" table:display="true"/>
        </table:content-validation>
        <table:content-validation table:name="val13" table:base-cell-address="'Búsqueda de contenedores'.E4">
          <table:help-message table:display="true">
            <text:p>La ubicación se actualiza automáticamente en esta columna mediante el uso del número de pedido y la información de la hoja de cálculo de búsqueda de contenedores. </text:p>
          </table:help-message>
          <table:error-message table:message-type="stop" table:display="true"/>
        </table:content-validation>
        <table:content-validation table:name="val14" table:base-cell-address="'Búsqueda de contenedores'.F2">
          <table:help-message table:display="true">
            <text:p>Vínculo de navegación para modificar o agregar artículos a la hoja de cálculo de búsqueda de contenedores.</text:p>
          </table:help-message>
          <table:error-message table:message-type="stop" table:display="true"/>
        </table:content-validation>
        <table:content-validation table:name="val15" table:base-cell-address="'Búsqueda de contenedores'.F4">
          <table:help-message table:display="true">
            <text:p>Especifique en esta columna la unidad.</text:p>
          </table:help-message>
          <table:error-message table:message-type="stop" table:display="true"/>
        </table:content-validation>
        <table:content-validation table:name="val16" table:base-cell-address="'Búsqueda de contenedores'.G4">
          <table:help-message table:display="true">
            <text:p>Especifique en esta columna la cantidad de cada artículo.</text:p>
          </table:help-message>
          <table:error-message table:message-type="stop" table:display="true"/>
        </table:content-validation>
        <table:content-validation table:name="val17" table:base-cell-address="'Búsqueda de contenedores'.H4">
          <table:help-message table:display="true">
            <text:p>Especifique en esta columna la cantidad del nuevo pedido.</text:p>
          </table:help-message>
          <table:error-message table:message-type="stop" table:display="true"/>
        </table:content-validation>
        <table:content-validation table:name="val18" table:base-cell-address="'Búsqueda de contenedores'.I4">
          <table:help-message table:display="true">
            <text:p>Especifique en esta columna el costo de cada artículo.</text:p>
          </table:help-message>
          <table:error-message table:message-type="stop" table:display="true"/>
        </table:content-validation>
        <table:content-validation table:name="val19" table:base-cell-address="'Búsqueda de contenedores'.J4">
          <table:help-message table:display="true">
            <text:p>El valor de inventario se calcula automáticamente en esta columna mediante los valores de cantidad y costo de la tabla.</text:p>
          </table:help-message>
          <table:error-message table:message-type="stop" table:display="true"/>
        </table:content-validation>
        <table:content-validation table:name="val20" table:base-cell-address="'Búsqueda de contenedores'.K4">
          <table:help-message table:display="true">
            <text:p>Un icono de marca en esta columna indica los artículos de la lista de inventario que están listos para volver a pedirse.</text:p>
          </table:help-message>
          <table:error-message table:message-type="stop" table:display="true"/>
        </table:content-validation>
        <table:content-validation table:name="val21" table:base-cell-address="'Búsqueda de contenedores'.A1">
          <table:help-message table:display="true">
            <text:p>Utilice la lista selección inventario para realizar un seguimiento de la cantidad de cada SKU necesaria para cumplir con los pedidos. Limpiar la tabla de la lista de selección en la celda B2. Navegue a la hoja de trabajo Lista de inventario en la celda C2</text:p>
          </table:help-message>
          <table:error-message table:message-type="stop" table:display="true"/>
        </table:content-validation>
        <table:content-validation table:name="val22" table:base-cell-address="'Búsqueda de contenedores'.B2">
          <table:help-message table:display="true">
            <text:p>Para borrar la tabla de la lista de selección de esta hoja de cálculo, active el objeto de la celda B2, o bien pulse ALT+F8 y escriba "ClearPickList" sin espacios y, después, seleccione Ejecutar.</text:p>
          </table:help-message>
          <table:error-message table:message-type="stop" table:display="true"/>
        </table:content-validation>
        <table:content-validation table:name="val23" table:base-cell-address="'Búsqueda de contenedores'.B4">
          <table:help-message table:display="true">
            <text:p>Especifique en esta columna el número de pedido.</text:p>
          </table:help-message>
          <table:error-message table:message-type="stop" table:display="true"/>
        </table:content-validation>
        <table:content-validation table:name="val24" table:base-cell-address="'Búsqueda de contenedores'.C2">
          <table:help-message table:display="true">
            <text:p>Vínculo de navegación a la hoja de cálculo de la lista de inventario</text:p>
          </table:help-message>
          <table:error-message table:message-type="stop" table:display="true"/>
        </table:content-validation>
        <table:content-validation table:name="val25" table:base-cell-address="'Búsqueda de contenedores'.C4">
          <table:help-message table:display="true">
            <text:p>Seleccione el SKU de la lista desplegable. Presione ALT + FLECHA ABAJO para abrir la lista desplegable y luego presione ENTER para elegir uno de los elementos</text:p>
          </table:help-message>
          <table:error-message table:message-type="stop" table:display="true"/>
        </table:content-validation>
        <table:content-validation table:name="val26" table:condition="of:cell-content-is-in-list(SKULookup)" table:allow-empty-cell="true" table:display-list="unsorted" table:base-cell-address="'Búsqueda de contenedores'.C5">
          <table:error-message table:message-type="warning" table:display="true">
            <text:p>La entrada no es de la Lista. Seleccione CANCELAR, luego presione ALT + FLECHA ABAJO para abrir la lista desplegable y ENTER para hacer la selección</text:p>
          </table:error-message>
        </table:content-validation>
        <table:content-validation table:name="val27" table:base-cell-address="'Búsqueda de contenedores'.D4">
          <table:help-message table:display="true">
            <text:p>Especifique en esta columna la cantidad de artículos que se selecciona.</text:p>
          </table:help-message>
          <table:error-message table:message-type="stop" table:display="true"/>
        </table:content-validation>
        <table:content-validation table:name="val28" table:condition="of:is-true-formula([.D5]&lt;=[.E5])" table:allow-empty-cell="true" table:base-cell-address="'Búsqueda de contenedores'.D5">
          <table:help-message table:display="true"/>
          <table:error-message table:message-type="stop" table:display="true">
            <text:p>La cantidad especificada supera la cantidad disponible. Escriba un VALOR DE PICK QTY menor que el VALOR DE QTY DISPONIBLE</text:p>
          </table:error-message>
        </table:content-validation>
        <table:content-validation table:name="val29" table:condition="of:is-true-formula([.D6]&lt;=[.E6])" table:allow-empty-cell="true" table:base-cell-address="'Búsqueda de contenedores'.D6">
          <table:help-message table:display="true"/>
          <table:error-message table:message-type="stop" table:title="¡Vaya!" table:display="true">
            <text:p>La cantidad especificada supera la cantidad disponible. </text:p>
          </table:error-message>
        </table:content-validation>
        <table:content-validation table:name="val30" table:base-cell-address="'Búsqueda de contenedores'.E4">
          <table:help-message table:display="true">
            <text:p>La cantidad disponible para cada artículo se calcula automáticamente en esta columna.</text:p>
          </table:help-message>
          <table:error-message table:message-type="stop" table:display="true"/>
        </table:content-validation>
        <table:content-validation table:name="val31" table:base-cell-address="'Búsqueda de contenedores'.F4">
          <table:help-message table:display="true">
            <text:p>La descripción del artículo se actualiza automáticamente en esta columna.</text:p>
          </table:help-message>
          <table:error-message table:message-type="stop" table:display="true"/>
        </table:content-validation>
        <table:content-validation table:name="val32" table:base-cell-address="'Búsqueda de contenedores'.G4">
          <table:help-message table:display="true">
            <text:p>La unidad se actualiza automáticamente en esta columna.</text:p>
          </table:help-message>
          <table:error-message table:message-type="stop" table:display="true"/>
        </table:content-validation>
        <table:content-validation table:name="val33" table:base-cell-address="'Búsqueda de contenedores'.H4">
          <table:help-message table:display="true">
            <text:p>El número de contenedor se actualiza automáticamente en esta columna.</text:p>
          </table:help-message>
          <table:error-message table:message-type="stop" table:display="true"/>
        </table:content-validation>
        <table:content-validation table:name="val34" table:base-cell-address="'Búsqueda de contenedores'.I4">
          <table:help-message table:display="true">
            <text:p>La ubicación se actualiza automáticamente en esta columna.</text:p>
          </table:help-message>
          <table:error-message table:message-type="stop" table:display="true"/>
        </table:content-validation>
        <table:content-validation table:name="val35" table:base-cell-address="'Búsqueda de contenedores'.A1">
          <table:help-message table:display="true">
            <text:p>Esta hoja de cálculo tiene una tabla que proporciona datos para las hojas de cálculo de lista de inventario y lista de selección de inventario. Un vínculo de navegación a la hoja de cálculo de la lista de inventario está en la celda B2</text:p>
          </table:help-message>
          <table:error-message table:message-type="stop" table:display="true"/>
        </table:content-validation>
        <table:content-validation table:name="val36" table:base-cell-address="'Búsqueda de contenedores'.B4">
          <table:help-message table:display="true">
            <text:p>Especifique en esta columna el número de contenedor.</text:p>
          </table:help-message>
          <table:error-message table:message-type="stop" table:display="true"/>
        </table:content-validation>
        <table:content-validation table:name="val37" table:base-cell-address="'Búsqueda de contenedores'.C4">
          <table:help-message table:display="true">
            <text:p>Especifique en esta columna una descripción del contenedor.</text:p>
          </table:help-message>
          <table:error-message table:message-type="stop" table:display="true"/>
        </table:content-validation>
        <table:content-validation table:name="val38" table:base-cell-address="'Búsqueda de contenedores'.D4">
          <table:help-message table:display="true">
            <text:p>Especifique en esta columna la ubicación del contenedor.</text:p>
          </table:help-message>
          <table:error-message table:message-type="stop" table:display="true"/>
        </table:content-validation>
        <table:content-validation table:name="val39" table:base-cell-address="'Búsqueda de contenedores'.E4">
          <table:help-message table:display="true">
            <text:p>Especifique en esta columna el ancho del contenedor.</text:p>
          </table:help-message>
          <table:error-message table:message-type="stop" table:display="true"/>
        </table:content-validation>
        <table:content-validation table:name="val40" table:base-cell-address="'Búsqueda de contenedores'.F4">
          <table:help-message table:display="true">
            <text:p>Especifique en esta columna el alto del contenedor.</text:p>
          </table:help-message>
          <table:error-message table:message-type="stop" table:display="true"/>
        </table:content-validation>
        <table:content-validation table:name="val41" table:base-cell-address="'Búsqueda de contenedores'.G4">
          <table:help-message table:display="true">
            <text:p>Especifique en esta columna el largo del contenedor.</text:p>
          </table:help-message>
          <table:error-message table:message-type="stop" table:display="true"/>
        </table:content-validation>
      </table:content-validations>
      <table:table table:name="Lista de inventar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number-columns-repeated="1010" table:default-cell-style-name="Default"/>
        <table:table-row table:style-name="ro1">
          <table:table-cell table:content-validation-name="val1"/>
          <table:table-cell table:style-name="ce1" office:value-type="string" calcext:value-type="string">
            <text:p>LISTA DE INVENTARIO</text:p>
          </table:table-cell>
          <table:table-cell table:style-name="ce1" table:number-columns-repeated="2"/>
          <table:table-cell table:style-name="ce8" table:number-columns-repeated="7"/>
          <table:table-cell table:number-columns-repeated="1013"/>
        </table:table-row>
        <table:table-row table:style-name="ro2">
          <table:table-cell/>
          <table:table-cell table:style-name="ce2" table:content-validation-name="val2" office:value-type="string" calcext:value-type="string">
            <text:p>VALOR TOTAL DEL INVENTARIO:</text:p>
          </table:table-cell>
          <table:table-cell table:style-name="ce2" table:content-validation-name="val5" office:value-type="string" calcext:value-type="string">
            <text:p>ARTÍCULOS DEL INVENTARIO:</text:p>
          </table:table-cell>
          <table:table-cell table:style-name="ce2" table:content-validation-name="val8" office:value-type="string" calcext:value-type="string">
            <text:p>NÚMERO DE CONTENEDORES:</text:p>
          </table:table-cell>
          <table:table-cell table:style-name="ce9" table:content-validation-name="val12" office:value-type="string" calcext:value-type="string">
            <text:p><text:a xlink:href="#'Inventory Pick List'.A1" xlink:type="simple">LISTA DE SELECCIÓN DE INVENTARIO</text:a></text:p>
            <draw:a xlink:type="simple" xlink:href="file:///C:/Users/a20estefaniapc/Downloads/tf02930030_win32.xltm#'Lista De Selección De Invent...'!A1">
              <draw:custom-shape draw:z-index="0" draw:name="Lista de inventario" draw:style-name="gr1" draw:text-style-name="P2" svg:width="7.099cm" svg:height="0.634cm" svg:x="0.01cm" svg:y="0.159cm">
                <svg:desc>Forma de navegación para ver la lista de selección de inventario.</svg:desc>
                <text:p text:style-name="P1"><text:span text:style-name="T1">LISTA DE SELECCIÓN DE INVENTARIO</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a>
          </table:table-cell>
          <table:table-cell table:style-name="ce9" table:content-validation-name="val14" office:value-type="string" calcext:value-type="string">
            <text:p><text:a xlink:href="#'Búsqueda de contenedores'.A1" xlink:type="simple">BÚSQUEDA DE CONTENEDORES</text:a></text:p>
            <draw:a xlink:type="simple" xlink:href="file:///C:/Users/a20estefaniapc/Downloads/tf02930030_win32.xltm#'Búsqueda de contenedores'!A1">
              <draw:custom-shape draw:z-index="1" draw:name="Lista de inventario" draw:style-name="gr1" draw:text-style-name="P2" svg:width="6.794cm" svg:height="0.634cm" svg:x="0.142cm" svg:y="0.159cm">
                <svg:desc>Forma de navegación para ver la búsqueda de contenedores.</svg:desc>
                <text:p text:style-name="P1"><text:span text:style-name="T1">BÚSQUEDA DE CONTENEDORES</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a>
          </table:table-cell>
          <table:table-cell table:number-columns-repeated="1018"/>
        </table:table-row>
        <table:table-row table:style-name="ro3">
          <table:table-cell/>
          <table:table-cell table:style-name="ce3" table:content-validation-name="val3" table:formula="of:=SUM([$'Lista de inventario'.$J$5:.$J$15])" office:value-type="float" office:value="4649" calcext:value-type="float">
            <text:p>4.649,00 €</text:p>
          </table:table-cell>
          <table:table-cell table:style-name="ce6" table:content-validation-name="val6" table:formula="of:=COUNTA([$'Lista de inventario'.$C$5:.$C$15])" office:value-type="float" office:value="11" calcext:value-type="float">
            <text:p>11</text:p>
          </table:table-cell>
          <table:table-cell table:style-name="ce6" table:content-validation-name="val9" table:formula="of:=SUMPRODUCT((1/COUNTIF([$'Lista de inventario'.$D$5:.$D$15];[$'Lista de inventario'.$D$5:.$D$15]&amp;&quot;&quot;)))" office:value-type="float" office:value="6" calcext:value-type="float">
            <text:p>6</text:p>
          </table:table-cell>
          <table:table-cell table:number-columns-repeated="1020"/>
        </table:table-row>
        <table:table-header-rows>
          <table:table-row table:style-name="ro4">
            <table:table-cell/>
            <table:table-cell table:style-name="ce4" table:content-validation-name="val4" office:value-type="string" calcext:value-type="string">
              <text:p>SKU</text:p>
            </table:table-cell>
            <table:table-cell table:style-name="ce4" table:content-validation-name="val7" office:value-type="string" calcext:value-type="string">
              <text:p>DESCRIPCIÓN</text:p>
            </table:table-cell>
            <table:table-cell table:style-name="ce4" table:content-validation-name="val10" office:value-type="string" calcext:value-type="string">
              <text:p>N.º DE CONTENEDOR</text:p>
            </table:table-cell>
            <table:table-cell table:style-name="ce4" table:content-validation-name="val13" office:value-type="string" calcext:value-type="string">
              <text:p>UBICACIÓN</text:p>
            </table:table-cell>
            <table:table-cell table:style-name="ce4" table:content-validation-name="val15" office:value-type="string" calcext:value-type="string">
              <text:p>UNIDAD</text:p>
            </table:table-cell>
            <table:table-cell table:style-name="ce4" table:content-validation-name="val16" office:value-type="string" calcext:value-type="string">
              <text:p>CANT.</text:p>
            </table:table-cell>
            <table:table-cell table:style-name="ce4" table:content-validation-name="val17" office:value-type="string" calcext:value-type="string">
              <text:p>CANT. DEL NUEVO PEDIDO</text:p>
            </table:table-cell>
            <table:table-cell table:style-name="ce4" table:content-validation-name="val18" office:value-type="string" calcext:value-type="string">
              <text:p>COSTO</text:p>
            </table:table-cell>
            <table:table-cell table:style-name="ce4" table:content-validation-name="val19" office:value-type="string" calcext:value-type="string">
              <text:p>VALOR DE INVENTARIO</text:p>
            </table:table-cell>
            <table:table-cell table:style-name="ce4" table:content-validation-name="val20" office:value-type="string" calcext:value-type="string">
              <text:p>NUEVO PEDIDO</text:p>
            </table:table-cell>
            <table:table-cell table:number-columns-repeated="1013"/>
          </table:table-row>
        </table:table-header-rows>
        <table:table-row table:style-name="ro3">
          <table:table-cell/>
          <table:table-cell table:style-name="ce5" office:value-type="string" calcext:value-type="string">
            <text:p>SP7875</text:p>
          </table:table-cell>
          <table:table-cell table:style-name="ce5" office:value-type="string" calcext:value-type="string">
            <text:p>Artículo 1</text:p>
          </table:table-cell>
          <table:table-cell table:style-name="ce7" table:content-validation-name="val11" office:value-type="string" calcext:value-type="string">
            <text:p>T345</text:p>
          </table:table-cell>
          <table:table-cell table:style-name="ce5" table:formula="of:=IFERROR(VLOOKUP([$'Lista de inventario'.$D5];[$'Búsqueda de contenedores'.$B$5:.$G$11];3;FALSE());&quot;&quot;)" office:value-type="string" office:string-value="Fila 2, espacio 1" calcext:value-type="string">
            <text:p>Fila 2, espacio 1</text:p>
          </table:table-cell>
          <table:table-cell table:style-name="ce5" office:value-type="string" calcext:value-type="string">
            <text:p>Unidad</text:p>
          </table:table-cell>
          <table:table-cell table:style-name="ce10" office:value-type="float" office:value="20" calcext:value-type="float">
            <text:p>20</text:p>
          </table:table-cell>
          <table:table-cell table:style-name="ce10" office:value-type="float" office:value="10" calcext:value-type="float">
            <text:p>10</text:p>
          </table:table-cell>
          <table:table-cell table:style-name="ce11" office:value-type="float" office:value="30" calcext:value-type="float">
            <text:p>30,00 €</text:p>
          </table:table-cell>
          <table:table-cell table:style-name="ce12" table:formula="of:=[$'Lista de inventario'.$G5]*[$'Lista de inventario'.$I5]" office:value-type="float" office:value="600" calcext:value-type="float">
            <text:p>600,00 €</text:p>
          </table:table-cell>
          <table:table-cell table:style-name="ce13" table:formula="of:=IFERROR(IF([$'Lista de inventario'.$G5]&lt;=[$'Lista de inventario'.$H5];1;0);0)" office:value-type="float" office:value="0" calcext:value-type="float">
            <text:p/>
          </table:table-cell>
          <table:table-cell table:number-columns-repeated="1013"/>
        </table:table-row>
        <table:table-row table:style-name="ro3">
          <table:table-cell/>
          <table:table-cell table:style-name="ce5" office:value-type="string" calcext:value-type="string">
            <text:p>TR87680</text:p>
          </table:table-cell>
          <table:table-cell table:style-name="ce5" office:value-type="string" calcext:value-type="string">
            <text:p>Artículo 2</text:p>
          </table:table-cell>
          <table:table-cell table:style-name="ce7" table:content-validation-name="val11" office:value-type="string" calcext:value-type="string">
            <text:p>T345</text:p>
          </table:table-cell>
          <table:table-cell table:style-name="ce5" table:formula="of:=IFERROR(VLOOKUP([$'Lista de inventario'.$D6];[$'Búsqueda de contenedores'.$B$5:.$G$11];3;FALSE());&quot;&quot;)" office:value-type="string" office:string-value="Fila 2, espacio 1" calcext:value-type="string">
            <text:p>Fila 2, espacio 1</text:p>
          </table:table-cell>
          <table:table-cell table:style-name="ce5" office:value-type="string" calcext:value-type="string">
            <text:p>Unidad</text:p>
          </table:table-cell>
          <table:table-cell table:style-name="ce10" office:value-type="float" office:value="30" calcext:value-type="float">
            <text:p>30</text:p>
          </table:table-cell>
          <table:table-cell table:style-name="ce10" office:value-type="float" office:value="15" calcext:value-type="float">
            <text:p>15</text:p>
          </table:table-cell>
          <table:table-cell table:style-name="ce11" office:value-type="float" office:value="40" calcext:value-type="float">
            <text:p>40,00 €</text:p>
          </table:table-cell>
          <table:table-cell table:style-name="ce12" table:formula="of:=[$'Lista de inventario'.$G6]*[$'Lista de inventario'.$I6]" office:value-type="float" office:value="1200" calcext:value-type="float">
            <text:p>1.200,00 €</text:p>
          </table:table-cell>
          <table:table-cell table:style-name="ce13" table:formula="of:=IFERROR(IF([$'Lista de inventario'.$G6]&lt;=[$'Lista de inventario'.$H6];1;0);0)" office:value-type="float" office:value="0" calcext:value-type="float">
            <text:p/>
          </table:table-cell>
          <table:table-cell table:number-columns-repeated="1013"/>
        </table:table-row>
        <table:table-row table:style-name="ro3">
          <table:table-cell/>
          <table:table-cell table:style-name="ce5" office:value-type="string" calcext:value-type="string">
            <text:p>MK676554</text:p>
          </table:table-cell>
          <table:table-cell table:style-name="ce5" office:value-type="string" calcext:value-type="string">
            <text:p>Artículo 3</text:p>
          </table:table-cell>
          <table:table-cell table:style-name="ce7" table:content-validation-name="val11" office:value-type="string" calcext:value-type="string">
            <text:p>T5789</text:p>
          </table:table-cell>
          <table:table-cell table:style-name="ce5" table:formula="of:=IFERROR(VLOOKUP([$'Lista de inventario'.$D7];[$'Búsqueda de contenedores'.$B$5:.$G$11];3;FALSE());&quot;&quot;)" office:value-type="string" office:string-value="Fila 1, espacio 1" calcext:value-type="string">
            <text:p>Fila 1, espacio 1</text:p>
          </table:table-cell>
          <table:table-cell table:style-name="ce5" office:value-type="string" calcext:value-type="string">
            <text:p>Unidad</text:p>
          </table:table-cell>
          <table:table-cell table:style-name="ce10" office:value-type="float" office:value="10" calcext:value-type="float">
            <text:p>10</text:p>
          </table:table-cell>
          <table:table-cell table:style-name="ce10" office:value-type="float" office:value="5" calcext:value-type="float">
            <text:p>5</text:p>
          </table:table-cell>
          <table:table-cell table:style-name="ce11" office:value-type="float" office:value="5" calcext:value-type="float">
            <text:p>5,00 €</text:p>
          </table:table-cell>
          <table:table-cell table:style-name="ce12" table:formula="of:=[$'Lista de inventario'.$G7]*[$'Lista de inventario'.$I7]" office:value-type="float" office:value="50" calcext:value-type="float">
            <text:p>50,00 €</text:p>
          </table:table-cell>
          <table:table-cell table:style-name="ce13" table:formula="of:=IFERROR(IF([$'Lista de inventario'.$G7]&lt;=[$'Lista de inventario'.$H7];1;0);0)" office:value-type="float" office:value="0" calcext:value-type="float">
            <text:p/>
          </table:table-cell>
          <table:table-cell table:number-columns-repeated="1013"/>
        </table:table-row>
        <table:table-row table:style-name="ro3">
          <table:table-cell/>
          <table:table-cell table:style-name="ce5" office:value-type="string" calcext:value-type="string">
            <text:p>YE98767</text:p>
          </table:table-cell>
          <table:table-cell table:style-name="ce5" office:value-type="string" calcext:value-type="string">
            <text:p>Artículo 4</text:p>
          </table:table-cell>
          <table:table-cell table:style-name="ce7" table:content-validation-name="val11" office:value-type="string" calcext:value-type="string">
            <text:p>T9876</text:p>
          </table:table-cell>
          <table:table-cell table:style-name="ce5" table:formula="of:=IFERROR(VLOOKUP([$'Lista de inventario'.$D8];[$'Búsqueda de contenedores'.$B$5:.$G$11];3;FALSE());&quot;&quot;)" office:value-type="string" office:string-value="Fila 3, espacio 2" calcext:value-type="string">
            <text:p>Fila 3, espacio 2</text:p>
          </table:table-cell>
          <table:table-cell table:style-name="ce5" office:value-type="string" calcext:value-type="string">
            <text:p>Caja (10 uds.)</text:p>
          </table:table-cell>
          <table:table-cell table:style-name="ce10" office:value-type="float" office:value="40" calcext:value-type="float">
            <text:p>40</text:p>
          </table:table-cell>
          <table:table-cell table:style-name="ce10" office:value-type="float" office:value="10" calcext:value-type="float">
            <text:p>10</text:p>
          </table:table-cell>
          <table:table-cell table:style-name="ce11" office:value-type="float" office:value="15" calcext:value-type="float">
            <text:p>15,00 €</text:p>
          </table:table-cell>
          <table:table-cell table:style-name="ce12" table:formula="of:=[$'Lista de inventario'.$G8]*[$'Lista de inventario'.$I8]" office:value-type="float" office:value="600" calcext:value-type="float">
            <text:p>600,00 €</text:p>
          </table:table-cell>
          <table:table-cell table:style-name="ce13" table:formula="of:=IFERROR(IF([$'Lista de inventario'.$G8]&lt;=[$'Lista de inventario'.$H8];1;0);0)" office:value-type="float" office:value="0" calcext:value-type="float">
            <text:p/>
          </table:table-cell>
          <table:table-cell table:number-columns-repeated="1013"/>
        </table:table-row>
        <table:table-row table:style-name="ro3">
          <table:table-cell/>
          <table:table-cell table:style-name="ce5" office:value-type="string" calcext:value-type="string">
            <text:p>XR23423</text:p>
          </table:table-cell>
          <table:table-cell table:style-name="ce5" office:value-type="string" calcext:value-type="string">
            <text:p>Artículo 5</text:p>
          </table:table-cell>
          <table:table-cell table:style-name="ce7" table:content-validation-name="val11" office:value-type="string" calcext:value-type="string">
            <text:p>T098</text:p>
          </table:table-cell>
          <table:table-cell table:style-name="ce5" table:formula="of:=IFERROR(VLOOKUP([$'Lista de inventario'.$D9];[$'Búsqueda de contenedores'.$B$5:.$G$11];3;FALSE());&quot;&quot;)" office:value-type="string" office:string-value="Fila 3, espacio 1" calcext:value-type="string">
            <text:p>Fila 3, espacio 1</text:p>
          </table:table-cell>
          <table:table-cell table:style-name="ce5" office:value-type="string" calcext:value-type="string">
            <text:p>Unidad</text:p>
          </table:table-cell>
          <table:table-cell table:style-name="ce10" office:value-type="float" office:value="12" calcext:value-type="float">
            <text:p>12</text:p>
          </table:table-cell>
          <table:table-cell table:style-name="ce10" office:value-type="float" office:value="10" calcext:value-type="float">
            <text:p>10</text:p>
          </table:table-cell>
          <table:table-cell table:style-name="ce11" office:value-type="float" office:value="26" calcext:value-type="float">
            <text:p>26,00 €</text:p>
          </table:table-cell>
          <table:table-cell table:style-name="ce12" table:formula="of:=[$'Lista de inventario'.$G9]*[$'Lista de inventario'.$I9]" office:value-type="float" office:value="312" calcext:value-type="float">
            <text:p>312,00 €</text:p>
          </table:table-cell>
          <table:table-cell table:style-name="ce13" table:formula="of:=IFERROR(IF([$'Lista de inventario'.$G9]&lt;=[$'Lista de inventario'.$H9];1;0);0)" office:value-type="float" office:value="0" calcext:value-type="float">
            <text:p/>
          </table:table-cell>
          <table:table-cell table:number-columns-repeated="1013"/>
        </table:table-row>
        <table:table-row table:style-name="ro3">
          <table:table-cell/>
          <table:table-cell table:style-name="ce5" office:value-type="string" calcext:value-type="string">
            <text:p>PW98762</text:p>
          </table:table-cell>
          <table:table-cell table:style-name="ce5" office:value-type="string" calcext:value-type="string">
            <text:p>Artículo 6</text:p>
          </table:table-cell>
          <table:table-cell table:style-name="ce7" table:content-validation-name="val11" office:value-type="string" calcext:value-type="string">
            <text:p>T345</text:p>
          </table:table-cell>
          <table:table-cell table:style-name="ce5" table:formula="of:=IFERROR(VLOOKUP([$'Lista de inventario'.$D10];[$'Búsqueda de contenedores'.$B$5:.$G$11];3;FALSE());&quot;&quot;)" office:value-type="string" office:string-value="Fila 2, espacio 1" calcext:value-type="string">
            <text:p>Fila 2, espacio 1</text:p>
          </table:table-cell>
          <table:table-cell table:style-name="ce5" office:value-type="string" calcext:value-type="string">
            <text:p>Unidad</text:p>
          </table:table-cell>
          <table:table-cell table:style-name="ce10" office:value-type="float" office:value="7" calcext:value-type="float">
            <text:p>7</text:p>
          </table:table-cell>
          <table:table-cell table:style-name="ce10" office:value-type="float" office:value="10" calcext:value-type="float">
            <text:p>10</text:p>
          </table:table-cell>
          <table:table-cell table:style-name="ce11" office:value-type="float" office:value="50" calcext:value-type="float">
            <text:p>50,00 €</text:p>
          </table:table-cell>
          <table:table-cell table:style-name="ce12" table:formula="of:=[$'Lista de inventario'.$G10]*[$'Lista de inventario'.$I10]" office:value-type="float" office:value="350" calcext:value-type="float">
            <text:p>350,00 €</text:p>
          </table:table-cell>
          <table:table-cell table:style-name="ce13" table:formula="of:=IFERROR(IF([$'Lista de inventario'.$G10]&lt;=[$'Lista de inventario'.$H10];1;0);0)" office:value-type="float" office:value="1" calcext:value-type="float">
            <text:p>Nuevo pedido</text:p>
          </table:table-cell>
          <table:table-cell table:number-columns-repeated="1013"/>
        </table:table-row>
        <table:table-row table:style-name="ro3">
          <table:table-cell/>
          <table:table-cell table:style-name="ce5" office:value-type="string" calcext:value-type="string">
            <text:p>BM87684</text:p>
          </table:table-cell>
          <table:table-cell table:style-name="ce5" office:value-type="string" calcext:value-type="string">
            <text:p>Artículo 7</text:p>
          </table:table-cell>
          <table:table-cell table:style-name="ce7" table:content-validation-name="val11" office:value-type="string" calcext:value-type="string">
            <text:p>T349</text:p>
          </table:table-cell>
          <table:table-cell table:style-name="ce5" table:formula="of:=IFERROR(VLOOKUP([$'Lista de inventario'.$D11];[$'Búsqueda de contenedores'.$B$5:.$G$11];3;FALSE());&quot;&quot;)" office:value-type="string" office:string-value="Fila 1, espacio 2" calcext:value-type="string">
            <text:p>Fila 1, espacio 2</text:p>
          </table:table-cell>
          <table:table-cell table:style-name="ce5" office:value-type="string" calcext:value-type="string">
            <text:p>Unidad</text:p>
          </table:table-cell>
          <table:table-cell table:style-name="ce10" office:value-type="float" office:value="10" calcext:value-type="float">
            <text:p>10</text:p>
          </table:table-cell>
          <table:table-cell table:style-name="ce10" office:value-type="float" office:value="5" calcext:value-type="float">
            <text:p>5</text:p>
          </table:table-cell>
          <table:table-cell table:style-name="ce11" office:value-type="float" office:value="10" calcext:value-type="float">
            <text:p>10,00 €</text:p>
          </table:table-cell>
          <table:table-cell table:style-name="ce12" table:formula="of:=[$'Lista de inventario'.$G11]*[$'Lista de inventario'.$I11]" office:value-type="float" office:value="100" calcext:value-type="float">
            <text:p>100,00 €</text:p>
          </table:table-cell>
          <table:table-cell table:style-name="ce13" table:formula="of:=IFERROR(IF([$'Lista de inventario'.$G11]&lt;=[$'Lista de inventario'.$H11];1;0);0)" office:value-type="float" office:value="0" calcext:value-type="float">
            <text:p/>
          </table:table-cell>
          <table:table-cell table:number-columns-repeated="1013"/>
        </table:table-row>
        <table:table-row table:style-name="ro3">
          <table:table-cell/>
          <table:table-cell table:style-name="ce5" office:value-type="string" calcext:value-type="string">
            <text:p>BH67655</text:p>
          </table:table-cell>
          <table:table-cell table:style-name="ce5" office:value-type="string" calcext:value-type="string">
            <text:p>Artículo 8</text:p>
          </table:table-cell>
          <table:table-cell table:style-name="ce7" table:content-validation-name="val11" office:value-type="string" calcext:value-type="string">
            <text:p>T5789</text:p>
          </table:table-cell>
          <table:table-cell table:style-name="ce5" table:formula="of:=IFERROR(VLOOKUP([$'Lista de inventario'.$D12];[$'Búsqueda de contenedores'.$B$5:.$G$11];3;FALSE());&quot;&quot;)" office:value-type="string" office:string-value="Fila 1, espacio 1" calcext:value-type="string">
            <text:p>Fila 1, espacio 1</text:p>
          </table:table-cell>
          <table:table-cell table:style-name="ce5" office:value-type="string" calcext:value-type="string">
            <text:p>Unidad</text:p>
          </table:table-cell>
          <table:table-cell table:style-name="ce10" office:value-type="float" office:value="19" calcext:value-type="float">
            <text:p>19</text:p>
          </table:table-cell>
          <table:table-cell table:style-name="ce10" office:value-type="float" office:value="10" calcext:value-type="float">
            <text:p>10</text:p>
          </table:table-cell>
          <table:table-cell table:style-name="ce11" office:value-type="float" office:value="3" calcext:value-type="float">
            <text:p>3,00 €</text:p>
          </table:table-cell>
          <table:table-cell table:style-name="ce12" table:formula="of:=[$'Lista de inventario'.$G12]*[$'Lista de inventario'.$I12]" office:value-type="float" office:value="57" calcext:value-type="float">
            <text:p>57,00 €</text:p>
          </table:table-cell>
          <table:table-cell table:style-name="ce13" table:formula="of:=IFERROR(IF([$'Lista de inventario'.$G12]&lt;=[$'Lista de inventario'.$H12];1;0);0)" office:value-type="float" office:value="0" calcext:value-type="float">
            <text:p/>
          </table:table-cell>
          <table:table-cell table:number-columns-repeated="1013"/>
        </table:table-row>
        <table:table-row table:style-name="ro3">
          <table:table-cell/>
          <table:table-cell table:style-name="ce5" office:value-type="string" calcext:value-type="string">
            <text:p>WT98768</text:p>
          </table:table-cell>
          <table:table-cell table:style-name="ce5" office:value-type="string" calcext:value-type="string">
            <text:p>Artículo 9</text:p>
          </table:table-cell>
          <table:table-cell table:style-name="ce7" table:content-validation-name="val11" office:value-type="string" calcext:value-type="string">
            <text:p>T9875</text:p>
          </table:table-cell>
          <table:table-cell table:style-name="ce5" table:formula="of:=IFERROR(VLOOKUP([$'Lista de inventario'.$D13];[$'Búsqueda de contenedores'.$B$5:.$G$11];3;FALSE());&quot;&quot;)" office:value-type="string" office:string-value="Fila 2, espacio 2" calcext:value-type="string">
            <text:p>Fila 2, espacio 2</text:p>
          </table:table-cell>
          <table:table-cell table:style-name="ce5" office:value-type="string" calcext:value-type="string">
            <text:p>Paquete (5 uds.)</text:p>
          </table:table-cell>
          <table:table-cell table:style-name="ce10" office:value-type="float" office:value="20" calcext:value-type="float">
            <text:p>20</text:p>
          </table:table-cell>
          <table:table-cell table:style-name="ce10" office:value-type="float" office:value="30" calcext:value-type="float">
            <text:p>30</text:p>
          </table:table-cell>
          <table:table-cell table:style-name="ce11" office:value-type="float" office:value="14" calcext:value-type="float">
            <text:p>14,00 €</text:p>
          </table:table-cell>
          <table:table-cell table:style-name="ce12" table:formula="of:=[$'Lista de inventario'.$G13]*[$'Lista de inventario'.$I13]" office:value-type="float" office:value="280" calcext:value-type="float">
            <text:p>280,00 €</text:p>
          </table:table-cell>
          <table:table-cell table:style-name="ce13" table:formula="of:=IFERROR(IF([$'Lista de inventario'.$G13]&lt;=[$'Lista de inventario'.$H13];1;0);0)" office:value-type="float" office:value="1" calcext:value-type="float">
            <text:p>Nuevo pedido</text:p>
          </table:table-cell>
          <table:table-cell table:number-columns-repeated="1013"/>
        </table:table-row>
        <table:table-row table:style-name="ro3">
          <table:table-cell/>
          <table:table-cell table:style-name="ce5" office:value-type="string" calcext:value-type="string">
            <text:p>TS3456</text:p>
          </table:table-cell>
          <table:table-cell table:style-name="ce5" office:value-type="string" calcext:value-type="string">
            <text:p>Artículo 10</text:p>
          </table:table-cell>
          <table:table-cell table:style-name="ce7" table:content-validation-name="val11" office:value-type="string" calcext:value-type="string">
            <text:p>T349</text:p>
          </table:table-cell>
          <table:table-cell table:style-name="ce5" table:formula="of:=IFERROR(VLOOKUP([$'Lista de inventario'.$D14];[$'Búsqueda de contenedores'.$B$5:.$G$11];3;FALSE());&quot;&quot;)" office:value-type="string" office:string-value="Fila 1, espacio 2" calcext:value-type="string">
            <text:p>Fila 1, espacio 2</text:p>
          </table:table-cell>
          <table:table-cell table:style-name="ce5" office:value-type="string" calcext:value-type="string">
            <text:p>Unidad</text:p>
          </table:table-cell>
          <table:table-cell table:style-name="ce10" office:value-type="float" office:value="15" calcext:value-type="float">
            <text:p>15</text:p>
          </table:table-cell>
          <table:table-cell table:style-name="ce10" office:value-type="float" office:value="8" calcext:value-type="float">
            <text:p>8</text:p>
          </table:table-cell>
          <table:table-cell table:style-name="ce11" office:value-type="float" office:value="60" calcext:value-type="float">
            <text:p>60,00 €</text:p>
          </table:table-cell>
          <table:table-cell table:style-name="ce12" table:formula="of:=[$'Lista de inventario'.$G14]*[$'Lista de inventario'.$I14]" office:value-type="float" office:value="900" calcext:value-type="float">
            <text:p>900,00 €</text:p>
          </table:table-cell>
          <table:table-cell table:style-name="ce13" table:formula="of:=IFERROR(IF([$'Lista de inventario'.$G14]&lt;=[$'Lista de inventario'.$H14];1;0);0)" office:value-type="float" office:value="0" calcext:value-type="float">
            <text:p/>
          </table:table-cell>
          <table:table-cell table:number-columns-repeated="1013"/>
        </table:table-row>
        <table:table-row table:style-name="ro3">
          <table:table-cell/>
          <table:table-cell table:style-name="ce5" office:value-type="string" calcext:value-type="string">
            <text:p>WDG123</text:p>
          </table:table-cell>
          <table:table-cell table:style-name="ce5" office:value-type="string" calcext:value-type="string">
            <text:p>Artículo 11</text:p>
          </table:table-cell>
          <table:table-cell table:style-name="ce7" table:content-validation-name="val11" office:value-type="string" calcext:value-type="string">
            <text:p>T349</text:p>
          </table:table-cell>
          <table:table-cell table:style-name="ce5" table:formula="of:=IFERROR(VLOOKUP([$'Lista de inventario'.$D15];[$'Búsqueda de contenedores'.$B$5:.$G$11];3;FALSE());&quot;&quot;)" office:value-type="string" office:string-value="Fila 1, espacio 2" calcext:value-type="string">
            <text:p>Fila 1, espacio 2</text:p>
          </table:table-cell>
          <table:table-cell table:style-name="ce5" office:value-type="string" calcext:value-type="string">
            <text:p>Unidad</text:p>
          </table:table-cell>
          <table:table-cell table:style-name="ce10" office:value-type="float" office:value="25" calcext:value-type="float">
            <text:p>25</text:p>
          </table:table-cell>
          <table:table-cell table:style-name="ce10" office:value-type="float" office:value="15" calcext:value-type="float">
            <text:p>15</text:p>
          </table:table-cell>
          <table:table-cell table:style-name="ce11" office:value-type="float" office:value="8" calcext:value-type="float">
            <text:p>8,00 €</text:p>
          </table:table-cell>
          <table:table-cell table:style-name="ce12" table:formula="of:=[$'Lista de inventario'.$G15]*[$'Lista de inventario'.$I15]" office:value-type="float" office:value="200" calcext:value-type="float">
            <text:p>200,00 €</text:p>
          </table:table-cell>
          <table:table-cell table:style-name="ce13" table:formula="of:=IFERROR(IF([$'Lista de inventario'.$G15]&lt;=[$'Lista de inventario'.$H15];1;0);0)" office:value-type="float" office:value="0" calcext:value-type="float">
            <text:p/>
          </table:table-cell>
          <table:table-cell table:number-columns-repeated="1013"/>
        </table:table-row>
        <table:table-row table:style-name="ro3" table:number-rows-repeated="1048560">
          <table:table-cell table:number-columns-repeated="1024"/>
        </table:table-row>
        <table:table-row table:style-name="ro3">
          <table:table-cell table:number-columns-repeated="1024"/>
        </table:table-row>
        <table:named-expressions>
          <table:named-range table:name="_xlnm.Print_Titles" table:base-cell-address="$'Lista de inventario'.$A$1" table:cell-range-address="$'Lista de inventario'.$A$4:.$AMJ$4" table:range-usable-as="repeat-column repeat-row"/>
        </table:named-expressions>
        <calcext:conditional-formats>
          <calcext:conditional-format calcext:target-range-address="'Lista de inventario'.B5:'Lista de inventario'.K15">
            <calcext:condition calcext:apply-style-name="ConditionalStyle_13" calcext:value="formula-is([.$K5]=1)" calcext:base-cell-address="'Lista de inventario'.B5"/>
            <calcext:condition calcext:apply-style-name="ConditionalStyle_14" calcext:value="formula-is(&quot;If(blnBinNo=&quot;True&quot;)&quot;)" calcext:base-cell-address="'Lista de inventario'.B5"/>
          </calcext:conditional-format>
          <calcext:conditional-format calcext:target-range-address="'Lista de inventario'.J5:'Lista de inventario'.J15">
            <calcext:data-bar calcext:gradient="false" calcext:min-length="10" calcext:max-length="90" calcext:negative-color="#ff0000" calcext:positive-color="#a6a6a6" calcext:axis-color="#000000">
              <calcext:formatting-entry calcext:value="0" calcext:type="auto-minimum"/>
              <calcext:formatting-entry calcext:value="0" calcext:type="auto-maximum"/>
            </calcext:data-bar>
          </calcext:conditional-format>
          <calcext:conditional-format calcext:target-range-address="'Lista de inventario'.K5:'Lista de inventario'.K15">
            <calcext:icon-set calcext:icon-set-type="3Flags" calcext:custom="true">
              <calcext:custom-iconset calcext:custom-iconset-name="3TrafficLights1" calcext:custom-iconset-index="-1"/>
              <calcext:custom-iconset calcext:custom-iconset-name="3TrafficLights1" calcext:custom-iconset-index="-1"/>
              <calcext:custom-iconset calcext:custom-iconset-name="3Flags" calcext:custom-iconset-index="0"/>
              <calcext:formatting-entry calcext:value="0" calcext:type="percent"/>
              <calcext:formatting-entry calcext:value="0" calcext:type="number"/>
              <calcext:formatting-entry calcext:value="1" calcext:type="number"/>
            </calcext:icon-set>
          </calcext:conditional-format>
        </calcext:conditional-formats>
      </table:table>
      <table:table table:name="Lista De Selección De Invent..." table:style-name="ta2">
        <office:forms form:automatic-focus="false" form:apply-design-mode="false"/>
        <table:table-column table:style-name="co1"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4" table:number-columns-repeated="1015" table:default-cell-style-name="Default"/>
        <table:table-row table:style-name="ro1">
          <table:table-cell table:content-validation-name="val21"/>
          <table:table-cell table:style-name="ce1" office:value-type="string" calcext:value-type="string">
            <text:p>LISTA DE SELECCIÓN DE INVENTARIO</text:p>
          </table:table-cell>
          <table:table-cell table:style-name="ce1"/>
          <table:table-cell table:style-name="ce8" table:number-columns-repeated="6"/>
          <table:table-cell table:number-columns-repeated="1015"/>
        </table:table-row>
        <table:table-row table:style-name="ro2">
          <table:table-cell/>
          <table:table-cell table:style-name="ce9" table:content-validation-name="val22">
            <draw:custom-shape draw:z-index="1" draw:name="Lista de inventario" draw:style-name="gr1" draw:text-style-name="P2" svg:width="7.099cm" svg:height="0.634cm" svg:x="0.077cm" svg:y="0.212cm">
              <svg:desc>Seleccione esta opción para borrar la lista de selección.</svg:desc>
              <office:event-listeners>
                <script:event-listener script:language="ooo:script" script:event-name="dom:click" xlink:href="vnd.sun.star.script:VBAProject.basClearPickList.ClearPickList?language=Basic&amp;location=document" xlink:type="simple"/>
              </office:event-listeners>
              <text:p text:style-name="P1"><text:span text:style-name="T1">BORRAR</text:span><text:span text:style-name="T2"> </text:span><text:span text:style-name="T1"><text:s/>LISTA</text:span><text:span text:style-name="T2"> </text:span><text:span text:style-name="T1"><text:s/>DE SELECCIÓN</text:span></text:p>
              <draw:enhanced-geometry draw:mirror-horizontal="tru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table:table-cell>
          <table:table-cell table:style-name="ce9" table:content-validation-name="val24" office:value-type="string" calcext:value-type="string">
            <text:p><text:a xlink:href="#'Lista de inventario'.A1" xlink:type="simple">LISTA DE INVENTARIO</text:a></text:p>
            <draw:a xlink:type="simple" xlink:href="file:///C:/Users/a20estefaniapc/Downloads/tf02930030_win32.xltm#'Lista de inventario'!A1">
              <draw:custom-shape draw:z-index="0" draw:name="Lista de inventario" draw:style-name="gr1" draw:text-style-name="P2" svg:width="6.879cm" svg:height="0.634cm" svg:x="0.21cm" svg:y="0.185cm">
                <svg:desc>Seleccione esta opción para ver la lista de inventario.</svg:desc>
                <text:p text:style-name="P1"><text:span text:style-name="T1">LISTA DE</text:span><text:span text:style-name="T2"> </text:span><text:span text:style-name="T1"><text:s/>INVENTARIO</text:span></text:p>
                <draw:enhanced-geometry draw:mirror-horizontal="tru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a>
          </table:table-cell>
          <table:table-cell table:number-columns-repeated="1021"/>
        </table:table-row>
        <table:table-row table:style-name="ro3">
          <table:table-cell/>
          <table:table-cell table:style-name="ce14" table:number-columns-repeated="2"/>
          <table:table-cell table:number-columns-repeated="1021"/>
        </table:table-row>
        <table:table-header-rows>
          <table:table-row table:style-name="ro4">
            <table:table-cell/>
            <table:table-cell table:style-name="ce4" table:content-validation-name="val23" office:value-type="string" calcext:value-type="string">
              <text:p>N.º DE PEDIDO</text:p>
            </table:table-cell>
            <table:table-cell table:style-name="ce4" table:content-validation-name="val25" office:value-type="string" calcext:value-type="string">
              <text:p>SKU</text:p>
            </table:table-cell>
            <table:table-cell table:style-name="ce4" table:content-validation-name="val27" office:value-type="string" calcext:value-type="string">
              <text:p>CANT. SELECCIONADA</text:p>
            </table:table-cell>
            <table:table-cell table:style-name="ce4" table:content-validation-name="val30" office:value-type="string" calcext:value-type="string">
              <text:p>CANT. DISPONIBLE</text:p>
            </table:table-cell>
            <table:table-cell table:style-name="ce4" table:content-validation-name="val31" office:value-type="string" calcext:value-type="string">
              <text:p>DESCRIPCIÓN DEL ARTÍCULO</text:p>
            </table:table-cell>
            <table:table-cell table:style-name="ce4" table:content-validation-name="val32" office:value-type="string" calcext:value-type="string">
              <text:p>UNIDAD</text:p>
            </table:table-cell>
            <table:table-cell table:style-name="ce4" table:content-validation-name="val33" office:value-type="string" calcext:value-type="string">
              <text:p>N.º DE CONTENEDOR</text:p>
            </table:table-cell>
            <table:table-cell table:style-name="ce4" table:content-validation-name="val34" office:value-type="string" calcext:value-type="string">
              <text:p>UBICACIÓN</text:p>
            </table:table-cell>
            <table:table-cell table:number-columns-repeated="1015"/>
          </table:table-row>
        </table:table-header-rows>
        <table:table-row table:style-name="ro3">
          <table:table-cell/>
          <table:table-cell table:style-name="ce15" office:value-type="string" calcext:value-type="string">
            <text:p>TP001-1</text:p>
          </table:table-cell>
          <table:table-cell table:style-name="ce15" table:content-validation-name="val26" office:value-type="string" calcext:value-type="string">
            <text:p>SP7875</text:p>
          </table:table-cell>
          <table:table-cell table:style-name="ce16" table:content-validation-name="val28" office:value-type="float" office:value="3" calcext:value-type="float">
            <text:p>3</text:p>
          </table:table-cell>
          <table:table-cell table:style-name="ce17" table:formula="of:=IFERROR(VLOOKUP([$'Lista De Selección De Invent...'.$C5];[$'Lista de inventario'.$B$5:.$K$15];6;FALSE());&quot;&quot;)" office:value-type="float" office:value="20" calcext:value-type="float">
            <text:p>20</text:p>
          </table:table-cell>
          <table:table-cell table:style-name="ce15" table:formula="of:=IFERROR(VLOOKUP([$'Lista De Selección De Invent...'.$C5];[$'Lista de inventario'.$B$5:.$K$15];2;FALSE());&quot;&quot;)" office:value-type="string" office:string-value="Artículo 1" calcext:value-type="string">
            <text:p>Artículo 1</text:p>
          </table:table-cell>
          <table:table-cell table:style-name="ce15" table:formula="of:=IFERROR(VLOOKUP([$'Lista De Selección De Invent...'.$C5];[$'Lista de inventario'.$B$5:.$K$15];5;FALSE());&quot;&quot;)" office:value-type="string" office:string-value="Unidad" calcext:value-type="string">
            <text:p>Unidad</text:p>
          </table:table-cell>
          <table:table-cell table:style-name="ce15" table:formula="of:=IFERROR(VLOOKUP([$'Lista De Selección De Invent...'.$C5];[$'Lista de inventario'.$B$5:.$K$15];3;FALSE());&quot;&quot;)" office:value-type="string" office:string-value="T345" calcext:value-type="string">
            <text:p>T345</text:p>
          </table:table-cell>
          <table:table-cell table:style-name="ce15" table:formula="of:=IFERROR(VLOOKUP([$'Lista De Selección De Invent...'.$C5];[$'Lista de inventario'.$B$5:.$K$15];4;FALSE());&quot;&quot;)" office:value-type="string" office:string-value="Fila 2, espacio 1" calcext:value-type="string">
            <text:p>Fila 2, espacio 1</text:p>
          </table:table-cell>
          <table:table-cell table:number-columns-repeated="1015"/>
        </table:table-row>
        <table:table-row table:style-name="ro3">
          <table:table-cell/>
          <table:table-cell table:style-name="ce15" office:value-type="string" calcext:value-type="string">
            <text:p>TP001-1</text:p>
          </table:table-cell>
          <table:table-cell table:style-name="ce15" table:content-validation-name="val26" office:value-type="string" calcext:value-type="string">
            <text:p>YE98767</text:p>
          </table:table-cell>
          <table:table-cell table:style-name="ce16" table:content-validation-name="val29" office:value-type="float" office:value="1" calcext:value-type="float">
            <text:p>1</text:p>
          </table:table-cell>
          <table:table-cell table:style-name="ce17" table:formula="of:=IFERROR(VLOOKUP([$'Lista De Selección De Invent...'.$C6];[$'Lista de inventario'.$B$5:.$K$15];6;FALSE());&quot;&quot;)" office:value-type="float" office:value="40" calcext:value-type="float">
            <text:p>40</text:p>
          </table:table-cell>
          <table:table-cell table:style-name="ce15" table:formula="of:=IFERROR(VLOOKUP([$'Lista De Selección De Invent...'.$C6];[$'Lista de inventario'.$B$5:.$K$15];2;FALSE());&quot;&quot;)" office:value-type="string" office:string-value="Artículo 4" calcext:value-type="string">
            <text:p>Artículo 4</text:p>
          </table:table-cell>
          <table:table-cell table:style-name="ce15" table:formula="of:=IFERROR(VLOOKUP([$'Lista De Selección De Invent...'.$C6];[$'Lista de inventario'.$B$5:.$K$15];5;FALSE());&quot;&quot;)" office:value-type="string" office:string-value="Caja (10 uds.)" calcext:value-type="string">
            <text:p>Caja (10 uds.)</text:p>
          </table:table-cell>
          <table:table-cell table:style-name="ce15" table:formula="of:=IFERROR(VLOOKUP([$'Lista De Selección De Invent...'.$C6];[$'Lista de inventario'.$B$5:.$K$15];3;FALSE());&quot;&quot;)" office:value-type="string" office:string-value="T9876" calcext:value-type="string">
            <text:p>T9876</text:p>
          </table:table-cell>
          <table:table-cell table:style-name="ce15" table:formula="of:=IFERROR(VLOOKUP([$'Lista De Selección De Invent...'.$C6];[$'Lista de inventario'.$B$5:.$K$15];4;FALSE());&quot;&quot;)" office:value-type="string" office:string-value="Fila 3, espacio 2" calcext:value-type="string">
            <text:p>Fila 3, espacio 2</text:p>
          </table:table-cell>
          <table:table-cell table:number-columns-repeated="1015"/>
        </table:table-row>
        <table:table-row table:style-name="ro3">
          <table:table-cell/>
          <table:table-cell table:style-name="ce15" office:value-type="string" calcext:value-type="string">
            <text:p>TP001-1</text:p>
          </table:table-cell>
          <table:table-cell table:style-name="ce15" table:content-validation-name="val26" office:value-type="string" calcext:value-type="string">
            <text:p>BM87684</text:p>
          </table:table-cell>
          <table:table-cell table:style-name="ce16" table:content-validation-name="val29" office:value-type="float" office:value="2" calcext:value-type="float">
            <text:p>2</text:p>
          </table:table-cell>
          <table:table-cell table:style-name="ce17" table:formula="of:=IFERROR(VLOOKUP([$'Lista De Selección De Invent...'.$C7];[$'Lista de inventario'.$B$5:.$K$15];6;FALSE());&quot;&quot;)" office:value-type="float" office:value="10" calcext:value-type="float">
            <text:p>10</text:p>
          </table:table-cell>
          <table:table-cell table:style-name="ce15" table:formula="of:=IFERROR(VLOOKUP([$'Lista De Selección De Invent...'.$C7];[$'Lista de inventario'.$B$5:.$K$15];2;FALSE());&quot;&quot;)" office:value-type="string" office:string-value="Artículo 7" calcext:value-type="string">
            <text:p>Artículo 7</text:p>
          </table:table-cell>
          <table:table-cell table:style-name="ce15" table:formula="of:=IFERROR(VLOOKUP([$'Lista De Selección De Invent...'.$C7];[$'Lista de inventario'.$B$5:.$K$15];5;FALSE());&quot;&quot;)" office:value-type="string" office:string-value="Unidad" calcext:value-type="string">
            <text:p>Unidad</text:p>
          </table:table-cell>
          <table:table-cell table:style-name="ce15" table:formula="of:=IFERROR(VLOOKUP([$'Lista De Selección De Invent...'.$C7];[$'Lista de inventario'.$B$5:.$K$15];3;FALSE());&quot;&quot;)" office:value-type="string" office:string-value="T349" calcext:value-type="string">
            <text:p>T349</text:p>
          </table:table-cell>
          <table:table-cell table:style-name="ce15" table:formula="of:=IFERROR(VLOOKUP([$'Lista De Selección De Invent...'.$C7];[$'Lista de inventario'.$B$5:.$K$15];4;FALSE());&quot;&quot;)" office:value-type="string" office:string-value="Fila 1, espacio 2" calcext:value-type="string">
            <text:p>Fila 1, espacio 2</text:p>
          </table:table-cell>
          <table:table-cell table:number-columns-repeated="1015"/>
        </table:table-row>
        <table:table-row table:style-name="ro3">
          <table:table-cell/>
          <table:table-cell table:style-name="ce15" office:value-type="string" calcext:value-type="string">
            <text:p>TP001-1</text:p>
          </table:table-cell>
          <table:table-cell table:style-name="ce15" table:content-validation-name="val26" office:value-type="string" calcext:value-type="string">
            <text:p>TS3456</text:p>
          </table:table-cell>
          <table:table-cell table:style-name="ce16" table:content-validation-name="val29" office:value-type="float" office:value="6" calcext:value-type="float">
            <text:p>6</text:p>
          </table:table-cell>
          <table:table-cell table:style-name="ce17" table:formula="of:=IFERROR(VLOOKUP([$'Lista De Selección De Invent...'.$C8];[$'Lista de inventario'.$B$5:.$K$15];6;FALSE());&quot;&quot;)" office:value-type="float" office:value="15" calcext:value-type="float">
            <text:p>15</text:p>
          </table:table-cell>
          <table:table-cell table:style-name="ce15" table:formula="of:=IFERROR(VLOOKUP([$'Lista De Selección De Invent...'.$C8];[$'Lista de inventario'.$B$5:.$K$15];2;FALSE());&quot;&quot;)" office:value-type="string" office:string-value="Artículo 10" calcext:value-type="string">
            <text:p>Artículo 10</text:p>
          </table:table-cell>
          <table:table-cell table:style-name="ce15" table:formula="of:=IFERROR(VLOOKUP([$'Lista De Selección De Invent...'.$C8];[$'Lista de inventario'.$B$5:.$K$15];5;FALSE());&quot;&quot;)" office:value-type="string" office:string-value="Unidad" calcext:value-type="string">
            <text:p>Unidad</text:p>
          </table:table-cell>
          <table:table-cell table:style-name="ce15" table:formula="of:=IFERROR(VLOOKUP([$'Lista De Selección De Invent...'.$C8];[$'Lista de inventario'.$B$5:.$K$15];3;FALSE());&quot;&quot;)" office:value-type="string" office:string-value="T349" calcext:value-type="string">
            <text:p>T349</text:p>
          </table:table-cell>
          <table:table-cell table:style-name="ce15" table:formula="of:=IFERROR(VLOOKUP([$'Lista De Selección De Invent...'.$C8];[$'Lista de inventario'.$B$5:.$K$15];4;FALSE());&quot;&quot;)" office:value-type="string" office:string-value="Fila 1, espacio 2" calcext:value-type="string">
            <text:p>Fila 1, espacio 2</text:p>
          </table:table-cell>
          <table:table-cell table:number-columns-repeated="1015"/>
        </table:table-row>
        <table:table-row table:style-name="ro3">
          <table:table-cell/>
          <table:table-cell table:style-name="ce15" office:value-type="string" calcext:value-type="string">
            <text:p>TP001-1</text:p>
          </table:table-cell>
          <table:table-cell table:style-name="ce15" table:content-validation-name="val26" office:value-type="string" calcext:value-type="string">
            <text:p>MK676554</text:p>
          </table:table-cell>
          <table:table-cell table:style-name="ce16" table:content-validation-name="val29" office:value-type="float" office:value="3" calcext:value-type="float">
            <text:p>3</text:p>
          </table:table-cell>
          <table:table-cell table:style-name="ce17" table:formula="of:=IFERROR(VLOOKUP([$'Lista De Selección De Invent...'.$C9];[$'Lista de inventario'.$B$5:.$K$15];6;FALSE());&quot;&quot;)" office:value-type="float" office:value="10" calcext:value-type="float">
            <text:p>10</text:p>
          </table:table-cell>
          <table:table-cell table:style-name="ce15" table:formula="of:=IFERROR(VLOOKUP([$'Lista De Selección De Invent...'.$C9];[$'Lista de inventario'.$B$5:.$K$15];2;FALSE());&quot;&quot;)" office:value-type="string" office:string-value="Artículo 3" calcext:value-type="string">
            <text:p>Artículo 3</text:p>
          </table:table-cell>
          <table:table-cell table:style-name="ce15" table:formula="of:=IFERROR(VLOOKUP([$'Lista De Selección De Invent...'.$C9];[$'Lista de inventario'.$B$5:.$K$15];5;FALSE());&quot;&quot;)" office:value-type="string" office:string-value="Unidad" calcext:value-type="string">
            <text:p>Unidad</text:p>
          </table:table-cell>
          <table:table-cell table:style-name="ce15" table:formula="of:=IFERROR(VLOOKUP([$'Lista De Selección De Invent...'.$C9];[$'Lista de inventario'.$B$5:.$K$15];3;FALSE());&quot;&quot;)" office:value-type="string" office:string-value="T5789" calcext:value-type="string">
            <text:p>T5789</text:p>
          </table:table-cell>
          <table:table-cell table:style-name="ce15" table:formula="of:=IFERROR(VLOOKUP([$'Lista De Selección De Invent...'.$C9];[$'Lista de inventario'.$B$5:.$K$15];4;FALSE());&quot;&quot;)" office:value-type="string" office:string-value="Fila 1, espacio 1" calcext:value-type="string">
            <text:p>Fila 1, espacio 1</text:p>
          </table:table-cell>
          <table:table-cell table:number-columns-repeated="1015"/>
        </table:table-row>
        <table:table-row table:style-name="ro3" table:number-rows-repeated="1048566">
          <table:table-cell table:number-columns-repeated="1024"/>
        </table:table-row>
        <table:table-row table:style-name="ro3">
          <table:table-cell table:number-columns-repeated="1024"/>
        </table:table-row>
        <table:named-expressions>
          <table:named-range table:name="_xlnm.Print_Titles" table:base-cell-address="$'Lista de inventario'.$A$1" table:cell-range-address="$'Lista De Selección De Invent...'.$A$4:.$AMJ$4" table:range-usable-as="repeat-column repeat-row"/>
        </table:named-expressions>
        <calcext:conditional-formats>
          <calcext:conditional-format calcext:target-range-address="'Lista De Selección De Invent...'.E5:'Lista De Selección De Invent...'.E9">
            <calcext:condition calcext:apply-style-name="ConditionalStyle_6" calcext:value="formula-is([.D5]&gt;[.E5])" calcext:base-cell-address="'Lista De Selección De Invent...'.E5"/>
          </calcext:conditional-format>
        </calcext:conditional-formats>
      </table:table>
      <table:table table:name="Búsqueda de contenedores" table:style-name="ta3">
        <table:table-column table:style-name="co1" table:default-cell-style-name="Default"/>
        <table:table-column table:style-name="co23" table:default-cell-style-name="Default"/>
        <table:table-column table:style-name="co24" table:default-cell-style-name="Default"/>
        <table:table-column table:style-name="co25" table:default-cell-style-name="Default"/>
        <table:table-column table:style-name="co9" table:number-columns-repeated="3" table:default-cell-style-name="Default"/>
        <table:table-column table:style-name="co14" table:number-columns-repeated="1017" table:default-cell-style-name="Default"/>
        <table:table-row table:style-name="ro1">
          <table:table-cell table:content-validation-name="val35"/>
          <table:table-cell table:style-name="ce1" office:value-type="string" calcext:value-type="string">
            <text:p>BÚSQUEDA DE CONTENEDORES</text:p>
          </table:table-cell>
          <table:table-cell table:style-name="ce8" table:number-columns-repeated="5"/>
          <table:table-cell table:number-columns-repeated="1017"/>
        </table:table-row>
        <table:table-row table:style-name="ro2">
          <table:table-cell/>
          <table:table-cell table:style-name="ce9" table:content-validation-name="val24" office:value-type="string" calcext:value-type="string">
            <text:p><text:a xlink:href="#'Lista de inventario'.A1" xlink:type="simple">LISTA DE INVENTARIO</text:a></text:p>
            <draw:a xlink:type="simple" xlink:href="file:///C:/Users/a20estefaniapc/Downloads/tf02930030_win32.xltm#'Lista de inventario'!A1">
              <draw:custom-shape draw:z-index="0" draw:name="Lista de inventario" draw:style-name="gr1" draw:text-style-name="P2" svg:width="7.099cm" svg:height="0.634cm" svg:x="0.077cm" svg:y="0.185cm">
                <svg:desc>Seleccione esta opción para ver la lista de inventario.</svg:desc>
                <text:p text:style-name="P1"><text:span text:style-name="T1">LISTA DE</text:span><text:span text:style-name="T2"> </text:span><text:span text:style-name="T1"><text:s/>INVENTARIO</text:span></text:p>
                <draw:enhanced-geometry draw:mirror-horizontal="tru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a>
          </table:table-cell>
          <table:table-cell table:number-columns-repeated="1022"/>
        </table:table-row>
        <table:table-row table:style-name="ro3">
          <table:table-cell/>
          <table:table-cell table:style-name="ce18" table:number-columns-repeated="6"/>
          <table:table-cell table:number-columns-repeated="1017"/>
        </table:table-row>
        <table:table-header-rows>
          <table:table-row table:style-name="ro4">
            <table:table-cell/>
            <table:table-cell table:style-name="ce19" table:content-validation-name="val36" office:value-type="string" calcext:value-type="string">
              <text:p>N.º DE CONTENEDOR</text:p>
            </table:table-cell>
            <table:table-cell table:style-name="ce19" table:content-validation-name="val37" office:value-type="string" calcext:value-type="string">
              <text:p>DESCRIPCIÓN</text:p>
            </table:table-cell>
            <table:table-cell table:style-name="ce19" table:content-validation-name="val38" office:value-type="string" calcext:value-type="string">
              <text:p>UBICACIÓN</text:p>
            </table:table-cell>
            <table:table-cell table:style-name="ce21" table:content-validation-name="val39" office:value-type="string" calcext:value-type="string">
              <text:p>ANCHO</text:p>
            </table:table-cell>
            <table:table-cell table:style-name="ce21" table:content-validation-name="val40" office:value-type="string" calcext:value-type="string">
              <text:p>ALTO</text:p>
            </table:table-cell>
            <table:table-cell table:style-name="ce21" table:content-validation-name="val41" office:value-type="string" calcext:value-type="string">
              <text:p>LARGO</text:p>
            </table:table-cell>
            <table:table-cell table:number-columns-repeated="1017"/>
          </table:table-row>
        </table:table-header-rows>
        <table:table-row table:style-name="ro3">
          <table:table-cell/>
          <table:table-cell table:style-name="ce15" office:value-type="string" calcext:value-type="string">
            <text:p>T345</text:p>
          </table:table-cell>
          <table:table-cell table:style-name="ce15" office:value-type="string" calcext:value-type="string">
            <text:p>Contenedor grande</text:p>
          </table:table-cell>
          <table:table-cell table:style-name="ce20" office:value-type="string" calcext:value-type="string">
            <text:p>Fila 2, espacio 1</text:p>
          </table:table-cell>
          <table:table-cell table:style-name="ce16" office:value-type="float" office:value="50" calcext:value-type="float">
            <text:p>50</text:p>
          </table:table-cell>
          <table:table-cell table:number-columns-repeated="2" table:style-name="ce16" office:value-type="float" office:value="10" calcext:value-type="float">
            <text:p>10</text:p>
          </table:table-cell>
          <table:table-cell table:number-columns-repeated="1017"/>
        </table:table-row>
        <table:table-row table:style-name="ro3">
          <table:table-cell/>
          <table:table-cell table:style-name="ce15" office:value-type="string" calcext:value-type="string">
            <text:p>T5789</text:p>
          </table:table-cell>
          <table:table-cell table:style-name="ce15" office:value-type="string" calcext:value-type="string">
            <text:p>Contenedor pequeño</text:p>
          </table:table-cell>
          <table:table-cell table:style-name="ce15" office:value-type="string" calcext:value-type="string">
            <text:p>Fila 1, espacio 1</text:p>
          </table:table-cell>
          <table:table-cell table:style-name="ce16" office:value-type="float" office:value="25" calcext:value-type="float">
            <text:p>25</text:p>
          </table:table-cell>
          <table:table-cell table:number-columns-repeated="2" table:style-name="ce16" office:value-type="float" office:value="5" calcext:value-type="float">
            <text:p>5</text:p>
          </table:table-cell>
          <table:table-cell table:number-columns-repeated="1017"/>
        </table:table-row>
        <table:table-row table:style-name="ro3">
          <table:table-cell/>
          <table:table-cell table:style-name="ce15" office:value-type="string" calcext:value-type="string">
            <text:p>T9876</text:p>
          </table:table-cell>
          <table:table-cell table:style-name="ce15" office:value-type="string" calcext:value-type="string">
            <text:p>Contenedor grande</text:p>
          </table:table-cell>
          <table:table-cell table:style-name="ce15" office:value-type="string" calcext:value-type="string">
            <text:p>Fila 3, espacio 2</text:p>
          </table:table-cell>
          <table:table-cell table:style-name="ce16" office:value-type="float" office:value="50" calcext:value-type="float">
            <text:p>50</text:p>
          </table:table-cell>
          <table:table-cell table:number-columns-repeated="2" table:style-name="ce16" office:value-type="float" office:value="10" calcext:value-type="float">
            <text:p>10</text:p>
          </table:table-cell>
          <table:table-cell table:number-columns-repeated="1017"/>
        </table:table-row>
        <table:table-row table:style-name="ro3">
          <table:table-cell/>
          <table:table-cell table:style-name="ce15" office:value-type="string" calcext:value-type="string">
            <text:p>T098</text:p>
          </table:table-cell>
          <table:table-cell table:style-name="ce15" office:value-type="string" calcext:value-type="string">
            <text:p>Contenedor mediano</text:p>
          </table:table-cell>
          <table:table-cell table:style-name="ce15" office:value-type="string" calcext:value-type="string">
            <text:p>Fila 3, espacio 1</text:p>
          </table:table-cell>
          <table:table-cell table:style-name="ce16" office:value-type="float" office:value="30" calcext:value-type="float">
            <text:p>30</text:p>
          </table:table-cell>
          <table:table-cell table:style-name="ce16" office:value-type="float" office:value="7" calcext:value-type="float">
            <text:p>7</text:p>
          </table:table-cell>
          <table:table-cell table:style-name="ce16" office:value-type="float" office:value="10" calcext:value-type="float">
            <text:p>10</text:p>
          </table:table-cell>
          <table:table-cell table:number-columns-repeated="1017"/>
        </table:table-row>
        <table:table-row table:style-name="ro3">
          <table:table-cell/>
          <table:table-cell table:style-name="ce15" office:value-type="string" calcext:value-type="string">
            <text:p>T349</text:p>
          </table:table-cell>
          <table:table-cell table:style-name="ce15" office:value-type="string" calcext:value-type="string">
            <text:p>Contenedor pequeño</text:p>
          </table:table-cell>
          <table:table-cell table:style-name="ce15" office:value-type="string" calcext:value-type="string">
            <text:p>Fila 1, espacio 2</text:p>
          </table:table-cell>
          <table:table-cell table:style-name="ce16" office:value-type="float" office:value="25" calcext:value-type="float">
            <text:p>25</text:p>
          </table:table-cell>
          <table:table-cell table:number-columns-repeated="2" table:style-name="ce16" office:value-type="float" office:value="5" calcext:value-type="float">
            <text:p>5</text:p>
          </table:table-cell>
          <table:table-cell table:number-columns-repeated="1017"/>
        </table:table-row>
        <table:table-row table:style-name="ro3">
          <table:table-cell/>
          <table:table-cell table:style-name="ce15" office:value-type="string" calcext:value-type="string">
            <text:p>T5789</text:p>
          </table:table-cell>
          <table:table-cell table:style-name="ce15" office:value-type="string" calcext:value-type="string">
            <text:p>Contenedor grande</text:p>
          </table:table-cell>
          <table:table-cell table:style-name="ce15" office:value-type="string" calcext:value-type="string">
            <text:p>Fila 4, espacio 5</text:p>
          </table:table-cell>
          <table:table-cell table:style-name="ce16" office:value-type="float" office:value="50" calcext:value-type="float">
            <text:p>50</text:p>
          </table:table-cell>
          <table:table-cell table:number-columns-repeated="2" table:style-name="ce16" office:value-type="float" office:value="10" calcext:value-type="float">
            <text:p>10</text:p>
          </table:table-cell>
          <table:table-cell table:number-columns-repeated="1017"/>
        </table:table-row>
        <table:table-row table:style-name="ro3">
          <table:table-cell/>
          <table:table-cell table:style-name="ce15" office:value-type="string" calcext:value-type="string">
            <text:p>T9875</text:p>
          </table:table-cell>
          <table:table-cell table:style-name="ce15" office:value-type="string" calcext:value-type="string">
            <text:p>Contenedor grande</text:p>
          </table:table-cell>
          <table:table-cell table:style-name="ce15" office:value-type="string" calcext:value-type="string">
            <text:p>Fila 2, espacio 2</text:p>
          </table:table-cell>
          <table:table-cell table:style-name="ce16" office:value-type="float" office:value="50" calcext:value-type="float">
            <text:p>50</text:p>
          </table:table-cell>
          <table:table-cell table:number-columns-repeated="2" table:style-name="ce16" office:value-type="float" office:value="10" calcext:value-type="float">
            <text:p>10</text:p>
          </table:table-cell>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named-expressions>
          <table:named-range table:name="_xlnm.Print_Titles" table:base-cell-address="$'Lista de inventario'.$A$1" table:cell-range-address="$'Búsqueda de contenedores'.$A$4:.$AMJ$4" table:range-usable-as="repeat-column repeat-row"/>
        </table:named-expressions>
      </table:table>
      <table:named-expressions>
        <table:named-expression table:name="NúmeroDeContenedor" table:base-cell-address="$'Lista de inventario'.$A$1" table:expression="[$'Búsqueda de contenedores'.$B$5:.$B$11]"/>
        <table:named-expression table:name="SKULookup" table:base-cell-address="$'Lista de inventario'.$A$1" table:expression="[$'Lista de inventario'.$B$5:.$B$15]"/>
        <table:named-expression table:name="TítuloDeColumna1" table:base-cell-address="$'Lista de inventario'.$A$1" table:expression="[$'Lista de inventario'.$B$4]"/>
        <table:named-expression table:name="TítuloDeColumna2" table:base-cell-address="$'Lista de inventario'.$A$1" table:expression="[$'Lista De Selección De Invent...'.$B$4]"/>
        <table:named-expression table:name="TítuloDeColumna3" table:base-cell-address="$'Lista de inventario'.$A$1" table:expression="[$'Búsqueda de contenedores'.$B$4]"/>
      </table:named-expressions>
      <table:database-ranges>
        <table:database-range table:name="BúsquedaDeContenedores" table:target-range-address="'Búsqueda de contenedores'.B4:'Búsqueda de contenedores'.G11" table:display-filter-buttons="true"/>
        <table:database-range table:name="ListaDeInventario" table:target-range-address="'Lista de inventario'.B4:'Lista de inventario'.K15" table:display-filter-buttons="true"/>
        <table:database-range table:name="ListaDeSelecciónDeInventario" table:target-range-address="'Lista De Selección De Invent...'.B4:'Lista De Selección De Invent...'.I9"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Franklin Gothic Medium" svg:font-family="'Franklin Gothic Medium'" style:font-family-generic="swiss"/>
    <style:font-face style:name="Franklin Gothic Medium1" svg:font-family="'Franklin Gothic Medium'"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gl" fo:country="E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gl"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number-style style:name="N106P0" style:volatile="true">
      <number:number number:decimal-places="2" number:min-decimal-places="2" number:min-integer-digits="1" number:grouping="true"/>
      <number:text> €</number:text>
    </number:number-style>
    <number:number-style style:name="N106">
      <number:text>-</number:text>
      <number:number number:decimal-places="2" number:min-decimal-places="2" number:min-integer-digits="1" number:grouping="true"/>
      <number:text> €</number:text>
      <style:map style:condition="value()&gt;=0" style:apply-style-name="N106P0"/>
    </number:number-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 </number:text>
      <number:fill-character> </number:fill-character>
      <number:text>(</number:text>
      <number:number number:decimal-places="0" number:min-decimal-places="0" number:min-integer-digits="1" number:grouping="true"/>
      <number:text>)</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number:text>Nuevo pedido</number:text>
    </number:number-style>
    <number:number-style style:name="N132P1" style:volatile="true">
      <number:text/>
    </number:number-style>
    <number:number-style style:name="N132">
      <number:text/>
      <style:map style:condition="value()&gt;0" style:apply-style-name="N132P0"/>
      <style:map style:condition="value()&lt;0" style:apply-style-name="N132P1"/>
    </number:number-style>
    <number:number-style style:name="N104P0" style:volatile="true">
      <number:text>€ </number:text>
      <number:number number:decimal-places="0" number:min-decimal-places="0" number:min-integer-digits="1" number:grouping="true"/>
    </number:number-style>
    <number:number-style style:name="N104">
      <number:text>-€ </number:text>
      <number:number number:decimal-places="0" number:min-decimal-places="0" number:min-integer-digits="1" number:grouping="true"/>
      <style:map style:condition="value()&gt;=0" style:apply-style-name="N104P0"/>
    </number:number-style>
    <number:number-style style:name="N105P0" style:volatile="true">
      <number:text>€ </number:text>
      <number:number number:decimal-places="0" number:min-decimal-places="0" number:min-integer-digits="1" number:grouping="true"/>
    </number:number-style>
    <number:number-style style:name="N105">
      <style:text-properties fo:color="#ff0000"/>
      <number:text>-€ </number:text>
      <number:number number:decimal-places="0" number:min-decimal-places="0" number:min-integer-digits="1" number:grouping="true"/>
      <style:map style:condition="value()&gt;=0" style:apply-style-name="N105P0"/>
    </number:number-style>
    <number:number-style style:name="N107P0" style:volatile="true">
      <number:text>€ </number:text>
      <number:number number:decimal-places="2" number:min-decimal-places="2" number:min-integer-digits="1" number:grouping="true"/>
    </number:number-style>
    <number:number-style style:name="N107">
      <style:text-properties fo:color="#ff0000"/>
      <number:text>-€ </number:text>
      <number:number number:decimal-places="2" number:min-decimal-places="2" number:min-integer-digits="1" number:grouping="true"/>
      <style:map style:condition="value()&gt;=0" style:apply-style-name="N107P0"/>
    </number:number-style>
    <number:date-style style:name="N108">
      <number:day number:style="long"/>
      <number:text>-</number:text>
      <number:month number:textual="true"/>
      <number:text>-</number:text>
      <number:year/>
    </number:date-style>
    <number:date-style style:name="N109">
      <number:day number:style="long"/>
      <number:text>-</number:text>
      <number:month number:textual="true"/>
    </number:date-style>
    <number:date-style style:name="N110">
      <number:month number:textual="true"/>
      <number:text>-</number:text>
      <number:year/>
    </number:date-style>
    <number:time-style style:name="N111">
      <number:hours/>
      <number:text>:</number:text>
      <number:minutes number:style="long"/>
      <number:text> </number:text>
      <number:am-pm/>
    </number:time-style>
    <number:time-style style:name="N112">
      <number:hours/>
      <number:text>:</number:text>
      <number:minutes number:style="long"/>
      <number:text>:</number:text>
      <number:seconds number:style="long"/>
      <number:text> </number:text>
      <number:am-pm/>
    </number:time-style>
    <number:time-style style:name="N113">
      <number:hours/>
      <number:text>:</number:text>
      <number:minutes number:style="long"/>
    </number:time-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text> </number:text>
      <number:hours/>
      <number:text>:</number:text>
      <number:minutes number:style="long"/>
    </number:dat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number:number-style style:name="N128P0" style:volatile="true">
      <number:text>€ </number:text>
      <number:number number:decimal-places="2" number:min-decimal-places="2" number:min-integer-digits="1" number:grouping="true"/>
    </number:number-style>
    <number:number-style style:name="N128">
      <number:text>-€ </number:text>
      <number:number number:decimal-places="2" number:min-decimal-places="2" number:min-integer-digits="1" number:grouping="true"/>
      <style:map style:condition="value()&gt;=0" style:apply-style-name="N128P0"/>
    </number:number-style>
    <number:number-style style:name="N131">
      <number:number number:decimal-places="2" number:min-decimal-places="2" number:min-integer-digits="1" number:grouping="true"/>
      <number:text> €</number:text>
    </number:number-style>
    <style:style style:name="Default" style:family="table-cell">
      <style:table-cell-properties style:rotation-align="none" style:vertical-align="middle"/>
      <style:text-properties fo:color="#262626" style:font-name="Franklin Gothic Medium" fo:font-family="'Franklin Gothic Medium'"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lumna_20_de_20_marcas" style:display-name="Columna de marcas" style:family="table-cell" style:parent-style-name="Default" style:data-style-name="N13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262626"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etalles_20_de_20_la_20_tabla_20_alineados_20_a_20_la_20_derecha" style:display-name="Detalles de la tabla alineados a la derecha" style:family="table-cell" style:parent-style-name="Default" style:data-style-name="N10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62626"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etalles_20_de_20_la_20_tabla_20_alineados_20_a_20_la_20_izquierda" style:display-name="Detalles de la tabla alineados a la izquierda"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513cm" style:writing-mode="page"/>
      <style:text-properties fo:color="#262626"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etalles_20_de_20_la_20_tabla_20_centrados" style:display-name="Detalles de la tabla centrados" style:family="table-cell" style:parent-style-name="Default" style:data-style-name="N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262626"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e2efe1"/>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9f2db"/>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4f4f5"/>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be7d5"/>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e9e0ed"/>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be7e7"/>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c5dfc3"/>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3e6b6"/>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c9eaeb"/>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7cfab"/>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d3c0dc"/>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7cfcf"/>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a7d0a4"/>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edd992"/>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addfe1"/>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3b681"/>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bca1ca"/>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3b6b8"/>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6db068"/>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1c049"/>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77cacd"/>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eb862d"/>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9062a7"/>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eb8688"/>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Franklin Gothic Medium" fo:font-family="'Franklin Gothic Medium'"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omma" style:display-name="Excel Built-in Comma" style:family="table-cell" style:parent-style-name="Default" style:data-style-name="N130"/>
    <style:style style:name="Excel_20_Built-in_20_Comma_20__5b_0_5d_" style:display-name="Excel Built-in Comma [0]" style:family="table-cell" style:parent-style-name="Default" style:data-style-name="N129"/>
    <style:style style:name="Excel_20_Built-in_20_Currency" style:display-name="Excel Built-in Currency" style:family="table-cell" style:parent-style-name="Default" style:data-style-name="N123"/>
    <style:style style:name="Excel_20_Built-in_20_Currency_20__5b_0_5d_" style:display-name="Excel Built-in Currency [0]" style:family="table-cell" style:parent-style-name="Default" style:data-style-name="N121"/>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Franklin Gothic Medium" fo:font-family="'Franklin Gothic Medium'"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Followed_20_Hyperlink" style:display-name="Excel Built-in Followed Hyperlink"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335c3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ackground-color="#335c3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513cm" style:writing-mode="page"/>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2" style:display-name="Excel Built-in Heading 2" style:family="table-cell" style:parent-style-name="Default">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Default">
      <style:table-cell-properties fo:border-bottom="1.76pt solid #335c30" style:diagonal-bl-tr="none" style:diagonal-tl-br="none" fo:border-left="none" fo:border-right="none" fo:border-top="none"/>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4" style:display-name="Excel Built-in Heading 4" style:family="table-cell" style:parent-style-name="Default">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335c3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ackground-color="#335c3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513cm" style:writing-mode="page"/>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Franklin Gothic Medium" fo:font-family="'Franklin Gothic Medium'"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able-cell-properties fo:border-bottom="1.76pt solid #335c30" style:diagonal-bl-tr="none" style:diagonal-tl-br="none" fo:border-left="none" fo:border-right="none" fo:border-top="none"/>
      <style:text-properties fo:color="#262626" style:text-outline="false" style:text-line-through-style="none" style:text-line-through-type="none" style:font-name="Franklin Gothic Medium" fo:font-family="'Franklin Gothic Medium'" style:font-family-generic="swiss" fo:font-size="26pt" fo:font-style="normal" fo:text-shadow="none" style:text-underline-style="none" fo:font-weight="bold" style:font-size-asian="26pt" style:font-style-asian="normal" style:font-weight-asian="bold" style:font-size-complex="26pt" style:font-style-complex="normal" style:font-weight-complex="bold"/>
    </style:style>
    <style:style style:name="Excel_20_Built-in_20_Total" style:display-name="Excel Built-in Total" style:family="table-cell" style:parent-style-name="Default">
      <style:table-cell-properties fo:border-bottom="1.76pt double-thin #335c30" style:border-line-width-bottom="0.018cm 0.026cm 0.018cm" style:diagonal-bl-tr="none" style:diagonal-tl-br="none" fo:border-left="none" fo:border-right="none" fo:border-top="0.74pt solid #335c30"/>
      <style:text-properties fo:color="#000000" style:text-outline="false" style:text-line-through-style="none" style:text-line-through-type="none" style:font-name="Franklin Gothic Medium" fo:font-family="'Franklin Gothic Medium'"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úmero_20_total" style:display-name="Número total"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335c30" style:text-outline="false" style:text-line-through-style="none" style:text-line-through-type="none" style:font-name="Franklin Gothic Medium" fo:font-family="'Franklin Gothic Medium'" style:font-family-generic="swis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Ocultar_20_el_20_texto_20_del_20_vínculo_20_de_20_navegación" style:display-name="Ocultar el texto del vínculo de navegación"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Franklin Gothic Medium" fo:font-family="'Franklin Gothic Medium'"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3" style:display-name="ConditionalStyle_13" style:family="table-cell" style:parent-style-name="Default">
      <style:table-cell-properties fo:background-color="#f3e6b6"/>
    </style:style>
    <style:style style:name="ConditionalStyle_5f_14" style:display-name="ConditionalStyle_14" style:family="table-cell" style:parent-style-name="Default">
      <style:text-properties fo:font-style="normal" fo:font-weight="bold" style:font-style-asian="normal" style:font-weight-asian="bold" style:font-style-complex="normal" style:font-weight-complex="bold"/>
    </style:style>
    <style:style style:name="ConditionalStyle_5f_6" style:display-name="ConditionalStyle_6" style:family="table-cell" style:parent-style-name="Default">
      <style:text-properties fo:color="#ff0000" fo:font-style="normal" fo:font-weight="bold" style:font-style-asian="normal" style:font-weight-asian="bold" style:font-style-complex="normal"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0.762cm" fo:margin-left="0.635cm" fo:margin-right="0.635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1.143cm" fo:margin-left="0cm" fo:margin-right="0cm" fo:margin-top="0.755cm"/>
      </style:footer-style>
    </style:page-layout>
    <style:page-layout style:name="Mpm4">
      <style:page-layout-properties fo:page-width="29.7cm" fo:page-height="21.001cm" style:num-format="1" style:print-orientation="landscape" fo:margin-top="1.905cm" fo:margin-bottom="0.762cm" fo:margin-left="0.635cm" fo:margin-right="0.635cm" style:print-page-order="ttb" style:first-page-number="continue" style:scale-to="100%"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1.143cm" fo:margin-left="0cm" fo:margin-right="0cm" fo:margin-top="0.755cm"/>
      </style:footer-style>
    </style:page-layout>
    <style:style style:name="MT1" style:family="text">
      <style:text-properties fo:color="#262626" loext:opacity="100%" style:text-outline="false" style:text-line-through-style="none" style:text-line-through-type="none" style:text-position="0% 100%" style:font-name="Franklin Gothic Medium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áx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00:00:00</text:time></text:p>
        </style:region-right>
      </style:header>
      <style:header-left style:display="false"/>
      <style:header-first style:display="false"/>
      <style:footer>
        <text:p>Páxina <text:page-number>1</text:page-number><text:s/>/ <text:page-count>99</text:page-count></text:p>
      </style:footer>
      <style:footer-left style:display="false"/>
      <style:footer-first style:display="false"/>
    </style:master-page>
    <style:master-page style:name="PageStyle_5f_Lista_20_De_20_Selección_20_De_20_Invent..." style:display-name="PageStyle_Lista De Selección De Invent..." style:page-layout-name="Mpm3">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Búsqueda_20_de_20_contenedores" style:display-name="PageStyle_Búsqueda de contenedores"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Lista_20_de_20_inventario" style:display-name="PageStyle_Lista de inventario" style:page-layout-name="Mpm3">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8:37:07.577000000</meta:creation-date>
    <dc:date>2021-07-09T10:16:34</dc:date>
    <meta:document-statistic meta:table-count="3" meta:cell-count="229" meta:object-count="5"/>
    <meta:generator>LibreOffice/7.2.2.2$Windows_X86_64 LibreOffice_project/02b2acce88a210515b4a5bb2e46cbfb63fe97d56</meta:generator>
    <meta:user-defined meta:name="AppVersion">16.0300</meta:user-defined>
    <meta:template xlink:type="simple" xlink:actuate="onRequest" xlink:title="TM02930030" xlink:href=""/>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Option Explicit


</script:module>
</file>

<file path=Basic/VBAProject/basClearPickList.xml><?xml version="1.0" encoding="utf-8"?>
<!DOCTYPE module  PUBLIC '-//OpenOffice.org//DTD OfficeDocument 1.0//EN'  'module.dtd'>
<script:module xmlns:script="http://openoffice.org/2000/script" script:name="basClearPickList" script:language="StarBasic" script:moduleType="normal">Rem Attribute VBA_ModuleType=VBAModule
Option VBASupport 1
Option Explicit

Private Sub ClearPickList()
On Error GoTo errClearPicklist
Dim lngResponse As Integer

lngResponse = MsgBox("Con esta acción, se borrará la lista de selección. " _
 &amp; "¿Quiere continuar?", vbYesNo + vbDefaultButton2 + vbQuestion, _
   "Lista de selección borrada")

If lngResponse = vbYes Then
 Dim sht As Worksheet
 Set sht = ActiveSheet
  With sht.ListObjects("ListaDeSelecciónDeInventario")
     If .ListRows.Count &gt; 0 Then .DataBodyRange.Delete
  End With
  Range("A3").Select
  If sht Is Nothing Then
   'do nothing
  Else
   Set sht = Nothing
  End If
End If
Exit Sub
errClearPicklist:
 If sht Is Nothing Then
  'Do nothing
 Else
  Set sht = Nothing
 End If
   MsgBox Err.Number &amp; " - " &amp; Err.Description, vbExclamation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ThisWorkbook"/>
  <library:element library:name="basClearPickList"/>
  <library:element library:name="shtBinLookup"/>
  <library:element library:name="shtInventoryList"/>
  <library:element library:name="shtPickList"/>
</library:library>
</file>

<file path=Basic/VBAProject/shtBinLookup.xml><?xml version="1.0" encoding="utf-8"?>
<!DOCTYPE module  PUBLIC '-//OpenOffice.org//DTD OfficeDocument 1.0//EN'  'module.dtd'>
<script:module xmlns:script="http://openoffice.org/2000/script" script:name="shtBinLookup" script:language="StarBasic" script:moduleType="document">Rem Attribute VBA_ModuleType=VBADocumentModule
Option VBASupport 1
Option Explicit


</script:module>
</file>

<file path=Basic/VBAProject/shtInventoryList.xml><?xml version="1.0" encoding="utf-8"?>
<!DOCTYPE module  PUBLIC '-//OpenOffice.org//DTD OfficeDocument 1.0//EN'  'module.dtd'>
<script:module xmlns:script="http://openoffice.org/2000/script" script:name="shtInventoryList" script:language="StarBasic" script:moduleType="document">Rem Attribute VBA_ModuleType=VBADocumentModule
Option VBASupport 1
Option Explicit


</script:module>
</file>

<file path=Basic/VBAProject/shtPickList.xml><?xml version="1.0" encoding="utf-8"?>
<!DOCTYPE module  PUBLIC '-//OpenOffice.org//DTD OfficeDocument 1.0//EN'  'module.dtd'>
<script:module xmlns:script="http://openoffice.org/2000/script" script:name="shtPickList" script:language="StarBasic" script:moduleType="document">Rem Attribute VBA_ModuleType=VBADocumentModule
Option VBASupport 1
Option Explicit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